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shapes>
          <draw:frame draw:z-index="0" draw:style-name="gr1" draw:text-style-name="P1" svg:width="22.368cm" svg:height="12.431cm" svg:x="25.849cm" svg:y="78.225cm">
            <draw:object draw:notify-on-update-of-ranges="mcc.A1:mcc.A1 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879072" calcext:value-type="float">
            <text:p>-0,879072</text:p>
          </table:table-cell>
          <table:table-cell office:value-type="float" office:value="0.053871" calcext:value-type="float">
            <text:p>0,053871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-0.88252" calcext:value-type="float">
            <text:p>-0,88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47868" calcext:value-type="float">
            <text:p>-0,847868</text:p>
          </table:table-cell>
          <table:table-cell office:value-type="float" office:value="-0.479304" calcext:value-type="float">
            <text:p>-0,479304</text:p>
          </table:table-cell>
          <table:table-cell office:value-type="float" office:value="-0.165042" calcext:value-type="float">
            <text:p>-0,165042</text:p>
          </table:table-cell>
          <table:table-cell office:value-type="float" office:value="-0.032649" calcext:value-type="float">
            <text:p>-0,032649</text:p>
          </table:table-cell>
          <table:table-cell office:value-type="float" office:value="-0.003135" calcext:value-type="float">
            <text:p>-0,003135</text:p>
          </table:table-cell>
          <table:table-cell office:value-type="float" office:value="0.002728" calcext:value-type="float">
            <text:p>0,002728</text:p>
          </table:table-cell>
          <table:table-cell office:value-type="float" office:value="0.062309" calcext:value-type="float">
            <text:p>0,062309</text:p>
          </table:table-cell>
          <table:table-cell office:value-type="float" office:value="0.216414" calcext:value-type="float">
            <text:p>0,216414</text:p>
          </table:table-cell>
          <table:table-cell table:number-columns-repeated="2" office:value-type="float" office:value="0.613712" calcext:value-type="float">
            <text:p>0,613712</text:p>
          </table:table-cell>
          <table:table-cell office:value-type="float" office:value="-0.163283" calcext:value-type="float">
            <text:p>-0,163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94252" calcext:value-type="float">
            <text:p>-0,794252</text:p>
          </table:table-cell>
          <table:table-cell office:value-type="float" office:value="-0.205639" calcext:value-type="float">
            <text:p>-0,205639</text:p>
          </table:table-cell>
          <table:table-cell office:value-type="float" office:value="-0.044918" calcext:value-type="float">
            <text:p>-0,044918</text:p>
          </table:table-cell>
          <table:table-cell office:value-type="float" office:value="-0.002742" calcext:value-type="float">
            <text:p>-0,002742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34387" calcext:value-type="float">
            <text:p>0,034387</text:p>
          </table:table-cell>
          <table:table-cell office:value-type="float" office:value="0.083315" calcext:value-type="float">
            <text:p>0,083315</text:p>
          </table:table-cell>
          <table:table-cell office:value-type="float" office:value="0.323333" calcext:value-type="float">
            <text:p>0,323333</text:p>
          </table:table-cell>
          <table:table-cell table:number-columns-repeated="2" office:value-type="float" office:value="0.613712" calcext:value-type="float">
            <text:p>0,613712</text:p>
          </table:table-cell>
          <table:table-cell office:value-type="float" office:value="-0.099231" calcext:value-type="float">
            <text:p>-0,099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21325" calcext:value-type="float">
            <text:p>-0,921325</text:p>
          </table:table-cell>
          <table:table-cell office:value-type="float" office:value="-0.422422" calcext:value-type="float">
            <text:p>-0,422422</text:p>
          </table:table-cell>
          <table:table-cell office:value-type="float" office:value="-0.044918" calcext:value-type="float">
            <text:p>-0,044918</text:p>
          </table:table-cell>
          <table:table-cell office:value-type="float" office:value="-0.019467" calcext:value-type="float">
            <text:p>-0,019467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.043132" calcext:value-type="float">
            <text:p>0,043132</text:p>
          </table:table-cell>
          <table:table-cell office:value-type="float" office:value="0.125571" calcext:value-type="float">
            <text:p>0,125571</text:p>
          </table:table-cell>
          <table:table-cell office:value-type="float" office:value="0.490286" calcext:value-type="float">
            <text:p>0,490286</text:p>
          </table:table-cell>
          <table:table-cell table:number-columns-repeated="2" office:value-type="float" office:value="0.613712" calcext:value-type="float">
            <text:p>0,613712</text:p>
          </table:table-cell>
          <table:table-cell office:value-type="float" office:value="-0.113446" calcext:value-type="float">
            <text:p>-0,113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77937" calcext:value-type="float">
            <text:p>-0,677937</text:p>
          </table:table-cell>
          <table:table-cell office:value-type="float" office:value="-0.065063" calcext:value-type="float">
            <text:p>-0,065063</text:p>
          </table:table-cell>
          <table:table-cell office:value-type="float" office:value="-0.019884" calcext:value-type="float">
            <text:p>-0,019884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8229" calcext:value-type="float">
            <text:p>0,008229</text:p>
          </table:table-cell>
          <table:table-cell office:value-type="float" office:value="0.079113" calcext:value-type="float">
            <text:p>0,079113</text:p>
          </table:table-cell>
          <table:table-cell office:value-type="float" office:value="0.203762" calcext:value-type="float">
            <text:p>0,203762</text:p>
          </table:table-cell>
          <table:table-cell table:number-columns-repeated="3" office:value-type="float" office:value="0.613712" calcext:value-type="float">
            <text:p>0,613712</text:p>
          </table:table-cell>
          <table:table-cell office:value-type="float" office:value="-0.024415" calcext:value-type="float">
            <text:p>-0,024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804616" calcext:value-type="float">
            <text:p>-0,804616</text:p>
          </table:table-cell>
          <table:table-cell office:value-type="float" office:value="-0.184684" calcext:value-type="float">
            <text:p>-0,184684</text:p>
          </table:table-cell>
          <table:table-cell office:value-type="float" office:value="-0.02335" calcext:value-type="float">
            <text:p>-0,02335</text:p>
          </table:table-cell>
          <table:table-cell office:value-type="float" office:value="-0.000284" calcext:value-type="float">
            <text:p>-0,000284</text:p>
          </table:table-cell>
          <table:table-cell office:value-type="float" office:value="0.004186" calcext:value-type="float">
            <text:p>0,004186</text:p>
          </table:table-cell>
          <table:table-cell office:value-type="float" office:value="0.05524" calcext:value-type="float">
            <text:p>0,05524</text:p>
          </table:table-cell>
          <table:table-cell office:value-type="float" office:value="0.104371" calcext:value-type="float">
            <text:p>0,104371</text:p>
          </table:table-cell>
          <table:table-cell office:value-type="float" office:value="0.524189" calcext:value-type="float">
            <text:p>0,524189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4307" calcext:value-type="float">
            <text:p>0,614307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090307" calcext:value-type="float">
            <text:p>0,090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922629" calcext:value-type="float">
            <text:p>-0,922629</text:p>
          </table:table-cell>
          <table:table-cell office:value-type="float" office:value="-0.279142" calcext:value-type="float">
            <text:p>-0,279142</text:p>
          </table:table-cell>
          <table:table-cell office:value-type="float" office:value="-0.013248" calcext:value-type="float">
            <text:p>-0,013248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9051" calcext:value-type="float">
            <text:p>0,009051</text:p>
          </table:table-cell>
          <table:table-cell office:value-type="float" office:value="0.083315" calcext:value-type="float">
            <text:p>0,083315</text:p>
          </table:table-cell>
          <table:table-cell office:value-type="float" office:value="0.091892" calcext:value-type="float">
            <text:p>0,091892</text:p>
          </table:table-cell>
          <table:table-cell office:value-type="float" office:value="0.450445" calcext:value-type="float">
            <text:p>0,450445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6691" calcext:value-type="float">
            <text:p>0,616691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065108" calcext:value-type="float">
            <text:p>0,065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76579" calcext:value-type="float">
            <text:p>-0,676579</text:p>
          </table:table-cell>
          <table:table-cell office:value-type="float" office:value="-0.032545" calcext:value-type="float">
            <text:p>-0,032545</text:p>
          </table:table-cell>
          <table:table-cell office:value-type="float" office:value="-0.000937" calcext:value-type="float">
            <text:p>-0,000937</text:p>
          </table:table-cell>
          <table:table-cell office:value-type="float" office:value="0.003117" calcext:value-type="float">
            <text:p>0,003117</text:p>
          </table:table-cell>
          <table:table-cell office:value-type="float" office:value="0.055907" calcext:value-type="float">
            <text:p>0,055907</text:p>
          </table:table-cell>
          <table:table-cell office:value-type="float" office:value="0.083315" calcext:value-type="float">
            <text:p>0,083315</text:p>
          </table:table-cell>
          <table:table-cell office:value-type="float" office:value="0.443419" calcext:value-type="float">
            <text:p>0,443419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7882" calcext:value-type="float">
            <text:p>0,617882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2896" calcext:value-type="float">
            <text:p>-0,632896</text:p>
          </table:table-cell>
          <table:table-cell office:value-type="float" office:value="-0.009213" calcext:value-type="float">
            <text:p>-0,009213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22146" calcext:value-type="float">
            <text:p>0,022146</text:p>
          </table:table-cell>
          <table:table-cell office:value-type="float" office:value="0.083315" calcext:value-type="float">
            <text:p>0,083315</text:p>
          </table:table-cell>
          <table:table-cell office:value-type="float" office:value="0.089554" calcext:value-type="float">
            <text:p>0,089554</text:p>
          </table:table-cell>
          <table:table-cell office:value-type="float" office:value="0.564615" calcext:value-type="float">
            <text:p>0,564615</text:p>
          </table:table-cell>
          <table:table-cell office:value-type="float" office:value="0.609835" calcext:value-type="float">
            <text:p>0,609835</text:p>
          </table:table-cell>
          <table:table-cell office:value-type="float" office:value="0.617287" calcext:value-type="float">
            <text:p>0,617287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034572" calcext:value-type="float">
            <text:p>0,034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82187" calcext:value-type="float">
            <text:p>-0,382187</text:p>
          </table:table-cell>
          <table:table-cell office:value-type="float" office:value="-0.008956" calcext:value-type="float">
            <text:p>-0,008956</text:p>
          </table:table-cell>
          <table:table-cell office:value-type="float" office:value="0.001137" calcext:value-type="float">
            <text:p>0,001137</text:p>
          </table:table-cell>
          <table:table-cell office:value-type="float" office:value="0.020497" calcext:value-type="float">
            <text:p>0,020497</text:p>
          </table:table-cell>
          <table:table-cell office:value-type="float" office:value="0.083315" calcext:value-type="float">
            <text:p>0,083315</text:p>
          </table:table-cell>
          <table:table-cell office:value-type="float" office:value="0.385194" calcext:value-type="float">
            <text:p>0,385194</text:p>
          </table:table-cell>
          <table:table-cell office:value-type="float" office:value="0.60079" calcext:value-type="float">
            <text:p>0,60079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7882" calcext:value-type="float">
            <text:p>0,617882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093138" calcext:value-type="float">
            <text:p>0,093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648439" calcext:value-type="float">
            <text:p>-0,648439</text:p>
          </table:table-cell>
          <table:table-cell office:value-type="float" office:value="-0.009585" calcext:value-type="float">
            <text:p>-0,009585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4943" calcext:value-type="float">
            <text:p>0,004943</text:p>
          </table:table-cell>
          <table:table-cell office:value-type="float" office:value="0.07827" calcext:value-type="float">
            <text:p>0,07827</text:p>
          </table:table-cell>
          <table:table-cell office:value-type="float" office:value="0.156021" calcext:value-type="float">
            <text:p>0,156021</text:p>
          </table:table-cell>
          <table:table-cell office:value-type="float" office:value="0.60079" calcext:value-type="float">
            <text:p>0,60079</text:p>
          </table:table-cell>
          <table:table-cell office:value-type="float" office:value="0.604666" calcext:value-type="float">
            <text:p>0,604666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7287" calcext:value-type="float">
            <text:p>0,617287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201853" calcext:value-type="float">
            <text:p>0,2018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904014" calcext:value-type="float">
            <text:p>-0,904014</text:p>
          </table:table-cell>
          <table:table-cell office:value-type="float" office:value="-0.007982" calcext:value-type="float">
            <text:p>-0,007982</text:p>
          </table:table-cell>
          <table:table-cell office:value-type="float" office:value="0.005111" calcext:value-type="float">
            <text:p>0,005111</text:p>
          </table:table-cell>
          <table:table-cell office:value-type="float" office:value="0.067794" calcext:value-type="float">
            <text:p>0,067794</text:p>
          </table:table-cell>
          <table:table-cell office:value-type="float" office:value="0.325647" calcext:value-type="float">
            <text:p>0,325647</text:p>
          </table:table-cell>
          <table:table-cell table:number-columns-repeated="2" office:value-type="float" office:value="0.60079" calcext:value-type="float">
            <text:p>0,60079</text:p>
          </table:table-cell>
          <table:table-cell office:value-type="float" office:value="0.603486" calcext:value-type="float">
            <text:p>0,603486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7882" calcext:value-type="float">
            <text:p>0,617882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252322" calcext:value-type="float">
            <text:p>0,252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902812" calcext:value-type="float">
            <text:p>-0,902812</text:p>
          </table:table-cell>
          <table:table-cell office:value-type="float" office:value="-0.001526" calcext:value-type="float">
            <text:p>-0,001526</text:p>
          </table:table-cell>
          <table:table-cell office:value-type="float" office:value="0.052173" calcext:value-type="float">
            <text:p>0,052173</text:p>
          </table:table-cell>
          <table:table-cell office:value-type="float" office:value="0.213781" calcext:value-type="float">
            <text:p>0,213781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03374" calcext:value-type="float">
            <text:p>0,603374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6691" calcext:value-type="float">
            <text:p>0,616691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299776" calcext:value-type="float">
            <text:p>0,299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864183" calcext:value-type="float">
            <text:p>-0,864183</text:p>
          </table:table-cell>
          <table:table-cell office:value-type="float" office:value="0.027563" calcext:value-type="float">
            <text:p>0,027563</text:p>
          </table:table-cell>
          <table:table-cell office:value-type="float" office:value="0.132743" calcext:value-type="float">
            <text:p>0,132743</text:p>
          </table:table-cell>
          <table:table-cell office:value-type="float" office:value="0.596789" calcext:value-type="float">
            <text:p>0,596789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09835" calcext:value-type="float">
            <text:p>0,609835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8478" calcext:value-type="float">
            <text:p>0,618478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353731" calcext:value-type="float">
            <text:p>0,3537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961371" calcext:value-type="float">
            <text:p>-0,961371</text:p>
          </table:table-cell>
          <table:table-cell office:value-type="float" office:value="-0.049037" calcext:value-type="float">
            <text:p>-0,049037</text:p>
          </table:table-cell>
          <table:table-cell office:value-type="float" office:value="0.105542" calcext:value-type="float">
            <text:p>0,105542</text:p>
          </table:table-cell>
          <table:table-cell office:value-type="float" office:value="0.579695" calcext:value-type="float">
            <text:p>0,579695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11127" calcext:value-type="float">
            <text:p>0,611127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9074" calcext:value-type="float">
            <text:p>0,619074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332111" calcext:value-type="float">
            <text:p>0,332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381446" calcext:value-type="float">
            <text:p>-0,381446</text:p>
          </table:table-cell>
          <table:table-cell office:value-type="float" office:value="0.186813" calcext:value-type="float">
            <text:p>0,186813</text:p>
          </table:table-cell>
          <table:table-cell office:value-type="float" office:value="0.591863" calcext:value-type="float">
            <text:p>0,591863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4903" calcext:value-type="float">
            <text:p>0,614903</text:p>
          </table:table-cell>
          <table:table-cell office:value-type="float" office:value="0.643593" calcext:value-type="float">
            <text:p>0,643593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46726" calcext:value-type="float">
            <text:p>0,46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497269" calcext:value-type="float">
            <text:p>-0,497269</text:p>
          </table:table-cell>
          <table:table-cell office:value-type="float" office:value="0.133233" calcext:value-type="float">
            <text:p>0,133233</text:p>
          </table:table-cell>
          <table:table-cell office:value-type="float" office:value="0.579252" calcext:value-type="float">
            <text:p>0,579252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611127" calcext:value-type="float">
            <text:p>0,611127</text:p>
          </table:table-cell>
          <table:table-cell office:value-type="float" office:value="0.614307" calcext:value-type="float">
            <text:p>0,614307</text:p>
          </table:table-cell>
          <table:table-cell office:value-type="float" office:value="0.667516" calcext:value-type="float">
            <text:p>0,667516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451133" calcext:value-type="float">
            <text:p>0,451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917073" calcext:value-type="float">
            <text:p>-0,917073</text:p>
          </table:table-cell>
          <table:table-cell office:value-type="float" office:value="0.239875" calcext:value-type="float">
            <text:p>0,239875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604666" calcext:value-type="float">
            <text:p>0,604666</text:p>
          </table:table-cell>
          <table:table-cell table:number-columns-repeated="2" office:value-type="float" office:value="0.613712" calcext:value-type="float">
            <text:p>0,613712</text:p>
          </table:table-cell>
          <table:table-cell office:value-type="float" office:value="0.667516" calcext:value-type="float">
            <text:p>0,667516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422557" calcext:value-type="float">
            <text:p>0,4225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592078" calcext:value-type="float">
            <text:p>-0,592078</text:p>
          </table:table-cell>
          <table:table-cell office:value-type="float" office:value="0.534821" calcext:value-type="float">
            <text:p>0,534821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607251" calcext:value-type="float">
            <text:p>0,607251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616691" calcext:value-type="float">
            <text:p>0,616691</text:p>
          </table:table-cell>
          <table:table-cell office:value-type="float" office:value="0.718226" calcext:value-type="float">
            <text:p>0,718226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490178" calcext:value-type="float">
            <text:p>0,4901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468326" calcext:value-type="float">
            <text:p>-0,468326</text:p>
          </table:table-cell>
          <table:table-cell office:value-type="float" office:value="0.593092" calcext:value-type="float">
            <text:p>0,593092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608543" calcext:value-type="float">
            <text:p>0,608543</text:p>
          </table:table-cell>
          <table:table-cell office:value-type="float" office:value="0.620746" calcext:value-type="float">
            <text:p>0,620746</text:p>
          </table:table-cell>
          <table:table-cell office:value-type="float" office:value="0.791427" calcext:value-type="float">
            <text:p>0,791427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14943" calcext:value-type="float">
            <text:p>0,514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.044899" calcext:value-type="float">
            <text:p>0,044899</text:p>
          </table:table-cell>
          <table:table-cell office:value-type="float" office:value="0.594383" calcext:value-type="float">
            <text:p>0,594383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611723" calcext:value-type="float">
            <text:p>0,611723</text:p>
          </table:table-cell>
          <table:table-cell office:value-type="float" office:value="0.745013" calcext:value-type="float">
            <text:p>0,745013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60076" calcext:value-type="float">
            <text:p>0,560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.093092" calcext:value-type="float">
            <text:p>0,093092</text:p>
          </table:table-cell>
          <table:table-cell office:value-type="float" office:value="0.589276" calcext:value-type="float">
            <text:p>0,589276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611127" calcext:value-type="float">
            <text:p>0,611127</text:p>
          </table:table-cell>
          <table:table-cell office:value-type="float" office:value="0.789995" calcext:value-type="float">
            <text:p>0,789995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68823" calcext:value-type="float">
            <text:p>0,5688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930816" calcext:value-type="float">
            <text:p>-0,930816</text:p>
          </table:table-cell>
          <table:table-cell office:value-type="float" office:value="0.400076" calcext:value-type="float">
            <text:p>0,400076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602082" calcext:value-type="float">
            <text:p>0,602082</text:p>
          </table:table-cell>
          <table:table-cell office:value-type="float" office:value="0.613712" calcext:value-type="float">
            <text:p>0,613712</text:p>
          </table:table-cell>
          <table:table-cell office:value-type="float" office:value="0.745013" calcext:value-type="float">
            <text:p>0,745013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443402" calcext:value-type="float">
            <text:p>0,4434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293361" calcext:value-type="float">
            <text:p>-0,293361</text:p>
          </table:table-cell>
          <table:table-cell office:value-type="float" office:value="0.596606" calcext:value-type="float">
            <text:p>0,596606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612419" calcext:value-type="float">
            <text:p>0,612419</text:p>
          </table:table-cell>
          <table:table-cell office:value-type="float" office:value="0.787079" calcext:value-type="float">
            <text:p>0,787079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30748" calcext:value-type="float">
            <text:p>0,5307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646337" calcext:value-type="float">
            <text:p>-0,646337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611723" calcext:value-type="float">
            <text:p>0,611723</text:p>
          </table:table-cell>
          <table:table-cell office:value-type="float" office:value="0.833494" calcext:value-type="float">
            <text:p>0,833494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00441" calcext:value-type="float">
            <text:p>0,5004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555442" calcext:value-type="float">
            <text:p>-0,555442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607847" calcext:value-type="float">
            <text:p>0,607847</text:p>
          </table:table-cell>
          <table:table-cell office:value-type="float" office:value="0.846019" calcext:value-type="float">
            <text:p>0,846019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10395" calcext:value-type="float">
            <text:p>0,5103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897627" calcext:value-type="float">
            <text:p>-0,897627</text:p>
          </table:table-cell>
          <table:table-cell office:value-type="float" office:value="0.565111" calcext:value-type="float">
            <text:p>0,565111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616079" calcext:value-type="float">
            <text:p>0,616079</text:p>
          </table:table-cell>
          <table:table-cell office:value-type="float" office:value="0.853158" calcext:value-type="float">
            <text:p>0,853158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474146" calcext:value-type="float">
            <text:p>0,4741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.240289" calcext:value-type="float">
            <text:p>0,240289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614927" calcext:value-type="float">
            <text:p>0,614927</text:p>
          </table:table-cell>
          <table:table-cell office:value-type="float" office:value="0.841674" calcext:value-type="float">
            <text:p>0,841674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90242" calcext:value-type="float">
            <text:p>0,5902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.08021" calcext:value-type="float">
            <text:p>0,08021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707039" calcext:value-type="float">
            <text:p>0,707039</text:p>
          </table:table-cell>
          <table:table-cell office:value-type="float" office:value="0.853158" calcext:value-type="float">
            <text:p>0,853158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84594" calcext:value-type="float">
            <text:p>0,584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60447" calcext:value-type="float">
            <text:p>0,560447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727843" calcext:value-type="float">
            <text:p>0,727843</text:p>
          </table:table-cell>
          <table:table-cell office:value-type="float" office:value="0.853158" calcext:value-type="float">
            <text:p>0,853158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634698" calcext:value-type="float">
            <text:p>0,634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048768" calcext:value-type="float">
            <text:p>0,048768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620859" calcext:value-type="float">
            <text:p>0,620859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573406" calcext:value-type="float">
            <text:p>0,5734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449066" calcext:value-type="float">
            <text:p>-0,449066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636615" calcext:value-type="float">
            <text:p>0,636615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525198" calcext:value-type="float">
            <text:p>0,525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39948" calcext:value-type="float">
            <text:p>-0,239948</text:p>
          </table:table-cell>
          <table:table-cell table:number-columns-repeated="8" office:value-type="float" office:value="0.60079" calcext:value-type="float">
            <text:p>0,60079</text:p>
          </table:table-cell>
          <table:table-cell office:value-type="float" office:value="0.836409" calcext:value-type="float">
            <text:p>0,836409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540278" calcext:value-type="float">
            <text:p>0,5402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280632" calcext:value-type="float">
            <text:p>0,280632</text:p>
          </table:table-cell>
          <table:table-cell table:number-columns-repeated="7" office:value-type="float" office:value="0.60079" calcext:value-type="float">
            <text:p>0,60079</text:p>
          </table:table-cell>
          <table:table-cell office:value-type="float" office:value="0.655554" calcext:value-type="float">
            <text:p>0,655554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600062" calcext:value-type="float">
            <text:p>0,6000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519763" calcext:value-type="float">
            <text:p>-0,519763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655959" calcext:value-type="float">
            <text:p>0,655959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545874" calcext:value-type="float">
            <text:p>0,5458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078927" calcext:value-type="float">
            <text:p>0,078927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638257" calcext:value-type="float">
            <text:p>0,638257</text:p>
          </table:table-cell>
          <table:table-cell office:value-type="float" office:value="0.8516" calcext:value-type="float">
            <text:p>0,8516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603242" calcext:value-type="float">
            <text:p>0,6032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359684" calcext:value-type="float">
            <text:p>-0,359684</text:p>
          </table:table-cell>
          <table:table-cell table:number-columns-repeated="6" office:value-type="float" office:value="0.60079" calcext:value-type="float">
            <text:p>0,60079</text:p>
          </table:table-cell>
          <table:table-cell office:value-type="float" office:value="0.702331" calcext:value-type="float">
            <text:p>0,702331</text:p>
          </table:table-cell>
          <table:table-cell office:value-type="float" office:value="0.854515" calcext:value-type="float">
            <text:p>0,854515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56608" calcext:value-type="float">
            <text:p>0,56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402364" calcext:value-type="float">
            <text:p>-0,402364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6499" calcext:value-type="float">
            <text:p>0,6499</text:p>
          </table:table-cell>
          <table:table-cell office:value-type="float" office:value="0.842852" calcext:value-type="float">
            <text:p>0,842852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581214" calcext:value-type="float">
            <text:p>0,5812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400027" calcext:value-type="float">
            <text:p>-0,400027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604978" calcext:value-type="float">
            <text:p>0,604978</text:p>
          </table:table-cell>
          <table:table-cell office:value-type="float" office:value="0.84878" calcext:value-type="float">
            <text:p>0,84878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577548" calcext:value-type="float">
            <text:p>0,5775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087259" calcext:value-type="float">
            <text:p>-0,087259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601658" calcext:value-type="float">
            <text:p>0,601658</text:p>
          </table:table-cell>
          <table:table-cell office:value-type="float" office:value="0.832121" calcext:value-type="float">
            <text:p>0,832121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606827" calcext:value-type="float">
            <text:p>0,6068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099258" calcext:value-type="float">
            <text:p>0,099258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611749" calcext:value-type="float">
            <text:p>0,611749</text:p>
          </table:table-cell>
          <table:table-cell office:value-type="float" office:value="0.855985" calcext:value-type="float">
            <text:p>0,855985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628874" calcext:value-type="float">
            <text:p>0,6288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2209" calcext:value-type="float">
            <text:p>-0,2209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60295" calcext:value-type="float">
            <text:p>0,60295</text:p>
          </table:table-cell>
          <table:table-cell office:value-type="float" office:value="0.806059" calcext:value-type="float">
            <text:p>0,806059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616797" calcext:value-type="float">
            <text:p>0,6167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73652" calcext:value-type="float">
            <text:p>-0,73652</text:p>
          </table:table-cell>
          <table:table-cell office:value-type="float" office:value="0.595831" calcext:value-type="float">
            <text:p>0,595831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81284" calcext:value-type="float">
            <text:p>0,681284</text:p>
          </table:table-cell>
          <table:table-cell office:value-type="float" office:value="0.857528" calcext:value-type="float">
            <text:p>0,857528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577719" calcext:value-type="float">
            <text:p>0,5777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269008" calcext:value-type="float">
            <text:p>-0,269008</text:p>
          </table:table-cell>
          <table:table-cell table:number-columns-repeated="2" office:value-type="float" office:value="0.60079" calcext:value-type="float">
            <text:p>0,60079</text:p>
          </table:table-cell>
          <table:table-cell office:value-type="float" office:value="0.602525" calcext:value-type="float">
            <text:p>0,602525</text:p>
          </table:table-cell>
          <table:table-cell office:value-type="float" office:value="0.733982" calcext:value-type="float">
            <text:p>0,733982</text:p>
          </table:table-cell>
          <table:table-cell table:number-columns-repeated="6" office:value-type="float" office:value="0.858901" calcext:value-type="float">
            <text:p>0,858901</text:p>
          </table:table-cell>
          <table:table-cell office:value-type="float" office:value="0.656358" calcext:value-type="float">
            <text:p>0,6563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446938" calcext:value-type="float">
            <text:p>-0,446938</text:p>
          </table:table-cell>
          <table:table-cell office:value-type="float" office:value="0.43942" calcext:value-type="float">
            <text:p>0,43942</text:p>
          </table:table-cell>
          <table:table-cell table:number-columns-repeated="2" office:value-type="float" office:value="0.60079" calcext:value-type="float">
            <text:p>0,60079</text:p>
          </table:table-cell>
          <table:table-cell office:value-type="float" office:value="0.605402" calcext:value-type="float">
            <text:p>0,605402</text:p>
          </table:table-cell>
          <table:table-cell office:value-type="float" office:value="0.852036" calcext:value-type="float">
            <text:p>0,852036</text:p>
          </table:table-cell>
          <table:table-cell table:number-columns-repeated="5" office:value-type="float" office:value="0.858901" calcext:value-type="float">
            <text:p>0,858901</text:p>
          </table:table-cell>
          <table:table-cell office:value-type="float" office:value="0.60871" calcext:value-type="float">
            <text:p>0,60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458343" calcext:value-type="float">
            <text:p>-0,458343</text:p>
          </table:table-cell>
          <table:table-cell office:value-type="float" office:value="0.467064" calcext:value-type="float">
            <text:p>0,467064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08722" calcext:value-type="float">
            <text:p>0,608722</text:p>
          </table:table-cell>
          <table:table-cell office:value-type="float" office:value="0.850493" calcext:value-type="float">
            <text:p>0,850493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584701" calcext:value-type="float">
            <text:p>0,5847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025017" calcext:value-type="float">
            <text:p>-0,025017</text:p>
          </table:table-cell>
          <table:table-cell office:value-type="float" office:value="0.5427" calcext:value-type="float">
            <text:p>0,5427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03374" calcext:value-type="float">
            <text:p>0,603374</text:p>
          </table:table-cell>
          <table:table-cell office:value-type="float" office:value="0.857528" calcext:value-type="float">
            <text:p>0,857528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635766" calcext:value-type="float">
            <text:p>0,6357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566674" calcext:value-type="float">
            <text:p>-0,566674</text:p>
          </table:table-cell>
          <table:table-cell office:value-type="float" office:value="0.588105" calcext:value-type="float">
            <text:p>0,588105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72704" calcext:value-type="float">
            <text:p>0,72704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572833" calcext:value-type="float">
            <text:p>0,5728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185556" calcext:value-type="float">
            <text:p>-0,185556</text:p>
          </table:table-cell>
          <table:table-cell table:number-columns-repeated="5" office:value-type="float" office:value="0.60079" calcext:value-type="float">
            <text:p>0,60079</text:p>
          </table:table-cell>
          <table:table-cell office:value-type="float" office:value="0.70131" calcext:value-type="float">
            <text:p>0,70131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609641" calcext:value-type="float">
            <text:p>0,6096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276248" calcext:value-type="float">
            <text:p>0,276248</text:p>
          </table:table-cell>
          <table:table-cell table:number-columns-repeated="4" office:value-type="float" office:value="0.60079" calcext:value-type="float">
            <text:p>0,60079</text:p>
          </table:table-cell>
          <table:table-cell office:value-type="float" office:value="0.75291" calcext:value-type="float">
            <text:p>0,75291</text:p>
          </table:table-cell>
          <table:table-cell table:number-columns-repeated="5" office:value-type="float" office:value="0.858901" calcext:value-type="float">
            <text:p>0,858901</text:p>
          </table:table-cell>
          <table:table-cell office:value-type="float" office:value="0.686792" calcext:value-type="float">
            <text:p>0,6867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155063" calcext:value-type="float">
            <text:p>0,155063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51554" calcext:value-type="float">
            <text:p>0,651554</text:p>
          </table:table-cell>
          <table:table-cell office:value-type="float" office:value="0.857528" calcext:value-type="float">
            <text:p>0,857528</text:p>
          </table:table-cell>
          <table:table-cell table:number-columns-repeated="5" office:value-type="float" office:value="0.858901" calcext:value-type="float">
            <text:p>0,858901</text:p>
          </table:table-cell>
          <table:table-cell office:value-type="float" office:value="0.690212" calcext:value-type="float">
            <text:p>0,690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268067" calcext:value-type="float">
            <text:p>0,268067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752398" calcext:value-type="float">
            <text:p>0,752398</text:p>
          </table:table-cell>
          <table:table-cell table:number-columns-repeated="6" office:value-type="float" office:value="0.858901" calcext:value-type="float">
            <text:p>0,858901</text:p>
          </table:table-cell>
          <table:table-cell office:value-type="float" office:value="0.711734" calcext:value-type="float">
            <text:p>0,7117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.069564" calcext:value-type="float">
            <text:p>0,069564</text:p>
          </table:table-cell>
          <table:table-cell table:number-columns-repeated="3" office:value-type="float" office:value="0.60079" calcext:value-type="float">
            <text:p>0,60079</text:p>
          </table:table-cell>
          <table:table-cell office:value-type="float" office:value="0.658076" calcext:value-type="float">
            <text:p>0,658076</text:p>
          </table:table-cell>
          <table:table-cell table:number-columns-repeated="6" office:value-type="float" office:value="0.858901" calcext:value-type="float">
            <text:p>0,858901</text:p>
          </table:table-cell>
          <table:table-cell office:value-type="float" office:value="0.682451" calcext:value-type="float">
            <text:p>0,6824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38346" calcext:value-type="float">
            <text:p>0,38346</text:p>
          </table:table-cell>
          <table:table-cell table:number-columns-repeated="2" office:value-type="float" office:value="0.60079" calcext:value-type="float">
            <text:p>0,60079</text:p>
          </table:table-cell>
          <table:table-cell office:value-type="float" office:value="0.759947" calcext:value-type="float">
            <text:p>0,759947</text:p>
          </table:table-cell>
          <table:table-cell table:number-columns-repeated="7" office:value-type="float" office:value="0.858901" calcext:value-type="float">
            <text:p>0,858901</text:p>
          </table:table-cell>
          <table:table-cell office:value-type="float" office:value="0.749839" calcext:value-type="float">
            <text:p>0,7498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12932" calcext:value-type="float">
            <text:p>-0,12932</text:p>
          </table:table-cell>
          <table:table-cell office:value-type="float" office:value="0.60079" calcext:value-type="float">
            <text:p>0,60079</text:p>
          </table:table-cell>
          <table:table-cell office:value-type="float" office:value="0.675992" calcext:value-type="float">
            <text:p>0,675992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715977" calcext:value-type="float">
            <text:p>0,7159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256682" calcext:value-type="float">
            <text:p>0,256682</text:p>
          </table:table-cell>
          <table:table-cell office:value-type="float" office:value="0.596249" calcext:value-type="float">
            <text:p>0,596249</text:p>
          </table:table-cell>
          <table:table-cell office:value-type="float" office:value="0.728472" calcext:value-type="float">
            <text:p>0,728472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759371" calcext:value-type="float">
            <text:p>0,7593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150974" calcext:value-type="float">
            <text:p>0,150974</text:p>
          </table:table-cell>
          <table:table-cell office:value-type="float" office:value="0.598598" calcext:value-type="float">
            <text:p>0,598598</text:p>
          </table:table-cell>
          <table:table-cell office:value-type="float" office:value="0.607291" calcext:value-type="float">
            <text:p>0,607291</text:p>
          </table:table-cell>
          <table:table-cell office:value-type="float" office:value="0.856176" calcext:value-type="float">
            <text:p>0,856176</text:p>
          </table:table-cell>
          <table:table-cell table:number-columns-repeated="7" office:value-type="float" office:value="0.858901" calcext:value-type="float">
            <text:p>0,858901</text:p>
          </table:table-cell>
          <table:table-cell office:value-type="float" office:value="0.736644" calcext:value-type="float">
            <text:p>0,7366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151166" calcext:value-type="float">
            <text:p>0,151166</text:p>
          </table:table-cell>
          <table:table-cell office:value-type="float" office:value="0.60079" calcext:value-type="float">
            <text:p>0,60079</text:p>
          </table:table-cell>
          <table:table-cell office:value-type="float" office:value="0.82764" calcext:value-type="float">
            <text:p>0,82764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75919" calcext:value-type="float">
            <text:p>0,759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20105" calcext:value-type="float">
            <text:p>0,520105</text:p>
          </table:table-cell>
          <table:table-cell office:value-type="float" office:value="0.70131" calcext:value-type="float">
            <text:p>0,70131</text:p>
          </table:table-cell>
          <table:table-cell table:number-columns-repeated="9" office:value-type="float" office:value="0.858901" calcext:value-type="float">
            <text:p>0,858901</text:p>
          </table:table-cell>
          <table:table-cell office:value-type="float" office:value="0.809262" calcext:value-type="float">
            <text:p>0,8092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60447" calcext:value-type="float">
            <text:p>0,560447</text:p>
          </table:table-cell>
          <table:table-cell office:value-type="float" office:value="0.727121" calcext:value-type="float">
            <text:p>0,727121</text:p>
          </table:table-cell>
          <table:table-cell table:number-columns-repeated="9" office:value-type="float" office:value="0.858901" calcext:value-type="float">
            <text:p>0,858901</text:p>
          </table:table-cell>
          <table:table-cell office:value-type="float" office:value="0.815877" calcext:value-type="float">
            <text:p>0,8158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57881" calcext:value-type="float">
            <text:p>0,557881</text:p>
          </table:table-cell>
          <table:table-cell office:value-type="float" office:value="0.807278" calcext:value-type="float">
            <text:p>0,807278</text:p>
          </table:table-cell>
          <table:table-cell table:number-columns-repeated="9" office:value-type="float" office:value="0.858901" calcext:value-type="float">
            <text:p>0,858901</text:p>
          </table:table-cell>
          <table:table-cell office:value-type="float" office:value="0.823636" calcext:value-type="float">
            <text:p>0,8236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50184" calcext:value-type="float">
            <text:p>0,550184</text:p>
          </table:table-cell>
          <table:table-cell office:value-type="float" office:value="0.652412" calcext:value-type="float">
            <text:p>0,652412</text:p>
          </table:table-cell>
          <table:table-cell table:number-columns-repeated="9" office:value-type="float" office:value="0.858901" calcext:value-type="float">
            <text:p>0,858901</text:p>
          </table:table-cell>
          <table:table-cell office:value-type="float" office:value="0.80738" calcext:value-type="float">
            <text:p>0,807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.58796" calcext:value-type="float">
            <text:p>0,58796</text:p>
          </table:table-cell>
          <table:table-cell office:value-type="float" office:value="0.625318" calcext:value-type="float">
            <text:p>0,625318</text:p>
          </table:table-cell>
          <table:table-cell table:number-columns-repeated="9" office:value-type="float" office:value="0.858901" calcext:value-type="float">
            <text:p>0,858901</text:p>
          </table:table-cell>
          <table:table-cell office:value-type="float" office:value="0.808448" calcext:value-type="float">
            <text:p>0,8084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55316" calcext:value-type="float">
            <text:p>0,555316</text:p>
          </table:table-cell>
          <table:table-cell office:value-type="float" office:value="0.807278" calcext:value-type="float">
            <text:p>0,807278</text:p>
          </table:table-cell>
          <table:table-cell table:number-columns-repeated="9" office:value-type="float" office:value="0.858901" calcext:value-type="float">
            <text:p>0,858901</text:p>
          </table:table-cell>
          <table:table-cell office:value-type="float" office:value="0.82338" calcext:value-type="float">
            <text:p>0,82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637203" calcext:value-type="float">
            <text:p>0,637203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6731" calcext:value-type="float">
            <text:p>0,8367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552484" calcext:value-type="float">
            <text:p>0,552484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28259" calcext:value-type="float">
            <text:p>0,8282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26593" calcext:value-type="float">
            <text:p>0,726593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567" calcext:value-type="float">
            <text:p>0,845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0669" calcext:value-type="float">
            <text:p>0,7066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368" calcext:value-type="float">
            <text:p>0,843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435669" calcext:value-type="float">
            <text:p>0,43566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16577" calcext:value-type="float">
            <text:p>0,8165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0.435669" calcext:value-type="float">
            <text:p>0,43566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16577" calcext:value-type="float">
            <text:p>0,8165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54261" calcext:value-type="float">
            <text:p>0,75426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8437" calcext:value-type="float">
            <text:p>0,8484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610602" calcext:value-type="float">
            <text:p>0,61060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4071" calcext:value-type="float">
            <text:p>0,8340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834978" calcext:value-type="float">
            <text:p>0,834978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6508" calcext:value-type="float">
            <text:p>0,8565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70097" calcext:value-type="float">
            <text:p>0,470097</text:p>
          </table:table-cell>
          <table:table-cell office:value-type="float" office:value="0.82002" calcext:value-type="float">
            <text:p>0,8200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5013" calcext:value-type="float">
            <text:p>0,8550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0097" calcext:value-type="float">
            <text:p>0,470097</text:p>
          </table:table-cell>
          <table:table-cell office:value-type="float" office:value="0.78114" calcext:value-type="float">
            <text:p>0,78114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1125" calcext:value-type="float">
            <text:p>0,8511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673011" calcext:value-type="float">
            <text:p>0,67301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0312" calcext:value-type="float">
            <text:p>0,8403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33988" calcext:value-type="float">
            <text:p>0,633988</text:p>
          </table:table-cell>
          <table:table-cell office:value-type="float" office:value="0.836409" calcext:value-type="float">
            <text:p>0,83640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6651" calcext:value-type="float">
            <text:p>0,8566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631872" calcext:value-type="float">
            <text:p>0,63187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6198" calcext:value-type="float">
            <text:p>0,8361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51608" calcext:value-type="float">
            <text:p>0,751608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8171" calcext:value-type="float">
            <text:p>0,8481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606857" calcext:value-type="float">
            <text:p>0,60685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3696" calcext:value-type="float">
            <text:p>0,8336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51202" calcext:value-type="float">
            <text:p>0,75120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8131" calcext:value-type="float">
            <text:p>0,8481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27279" calcext:value-type="float">
            <text:p>0,72727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5738" calcext:value-type="float">
            <text:p>0,8457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43455" calcext:value-type="float">
            <text:p>0,443455</text:p>
          </table:table-cell>
          <table:table-cell office:value-type="float" office:value="0.649367" calcext:value-type="float">
            <text:p>0,64936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7947" calcext:value-type="float">
            <text:p>0,8379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43455" calcext:value-type="float">
            <text:p>0,443455</text:p>
          </table:table-cell>
          <table:table-cell office:value-type="float" office:value="0.817356" calcext:value-type="float">
            <text:p>0,817356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4746" calcext:value-type="float">
            <text:p>0,8547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834978" calcext:value-type="float">
            <text:p>0,834978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6508" calcext:value-type="float">
            <text:p>0,8565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0.673011" calcext:value-type="float">
            <text:p>0,67301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0312" calcext:value-type="float">
            <text:p>0,840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733" calcext:value-type="float">
            <text:p>0,51733</text:p>
          </table:table-cell>
          <table:table-cell office:value-type="float" office:value="0.80082" calcext:value-type="float">
            <text:p>0,8008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3093" calcext:value-type="float">
            <text:p>0,8530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4784" calcext:value-type="float">
            <text:p>0,464784</text:p>
          </table:table-cell>
          <table:table-cell office:value-type="float" office:value="0.727252" calcext:value-type="float">
            <text:p>0,72725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5736" calcext:value-type="float">
            <text:p>0,8457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33988" calcext:value-type="float">
            <text:p>0,633988</text:p>
          </table:table-cell>
          <table:table-cell office:value-type="float" office:value="0.836409" calcext:value-type="float">
            <text:p>0,83640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6651" calcext:value-type="float">
            <text:p>0,8566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673011" calcext:value-type="float">
            <text:p>0,67301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0312" calcext:value-type="float">
            <text:p>0,8403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834978" calcext:value-type="float">
            <text:p>0,834978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6508" calcext:value-type="float">
            <text:p>0,8565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03762" calcext:value-type="float">
            <text:p>0,70376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3387" calcext:value-type="float">
            <text:p>0,8433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817762" calcext:value-type="float">
            <text:p>0,81776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4787" calcext:value-type="float">
            <text:p>0,8547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70256" calcext:value-type="float">
            <text:p>0,770256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0036" calcext:value-type="float">
            <text:p>0,8500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45171" calcext:value-type="float">
            <text:p>0,845171</text:p>
          </table:table-cell>
          <table:table-cell office:value-type="float" office:value="0.857528" calcext:value-type="float">
            <text:p>0,857528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8763" calcext:value-type="float">
            <text:p>0,8587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2522" calcext:value-type="float">
            <text:p>0,7252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5533" calcext:value-type="float">
            <text:p>0,8455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43455" calcext:value-type="float">
            <text:p>0,443455</text:p>
          </table:table-cell>
          <table:table-cell office:value-type="float" office:value="0.817356" calcext:value-type="float">
            <text:p>0,817356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4746" calcext:value-type="float">
            <text:p>0,8547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51202" calcext:value-type="float">
            <text:p>0,75120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8131" calcext:value-type="float">
            <text:p>0,8481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589921" calcext:value-type="float">
            <text:p>0,58992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2003" calcext:value-type="float">
            <text:p>0,8320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684864" calcext:value-type="float">
            <text:p>0,684864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1497" calcext:value-type="float">
            <text:p>0,8414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10064" calcext:value-type="float">
            <text:p>0,710064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4017" calcext:value-type="float">
            <text:p>0,8440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673011" calcext:value-type="float">
            <text:p>0,67301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0312" calcext:value-type="float">
            <text:p>0,8403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51202" calcext:value-type="float">
            <text:p>0,75120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8131" calcext:value-type="float">
            <text:p>0,8481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817762" calcext:value-type="float">
            <text:p>0,81776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4787" calcext:value-type="float">
            <text:p>0,8547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779276" calcext:value-type="float">
            <text:p>0,779276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0938" calcext:value-type="float">
            <text:p>0,8509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631872" calcext:value-type="float">
            <text:p>0,63187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6198" calcext:value-type="float">
            <text:p>0,836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792563" calcext:value-type="float">
            <text:p>0,792563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67" calcext:value-type="float">
            <text:p>0,8522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791232" calcext:value-type="float">
            <text:p>0,79123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134" calcext:value-type="float">
            <text:p>0,8521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789901" calcext:value-type="float">
            <text:p>0,78990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001" calcext:value-type="float">
            <text:p>0,852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13204" calcext:value-type="float">
            <text:p>0,713204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4331" calcext:value-type="float">
            <text:p>0,8443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86086" calcext:value-type="float">
            <text:p>0,786086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1619" calcext:value-type="float">
            <text:p>0,8516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673011" calcext:value-type="float">
            <text:p>0,67301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0312" calcext:value-type="float">
            <text:p>0,8403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28667" calcext:value-type="float">
            <text:p>0,628667</text:p>
          </table:table-cell>
          <table:table-cell office:value-type="float" office:value="0.835877" calcext:value-type="float">
            <text:p>0,83587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6598" calcext:value-type="float">
            <text:p>0,8565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774368" calcext:value-type="float">
            <text:p>0,774368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0447" calcext:value-type="float">
            <text:p>0,8504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769539" calcext:value-type="float">
            <text:p>0,769539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49964" calcext:value-type="float">
            <text:p>0,8499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606522" calcext:value-type="float">
            <text:p>0,606522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33663" calcext:value-type="float">
            <text:p>0,8336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2285" calcext:value-type="float">
            <text:p>0,8522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" office:value-type="float" office:value="0.858901" calcext:value-type="float">
            <text:p>0,8589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789601" calcext:value-type="float">
            <text:p>0,789601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51971" calcext:value-type="float">
            <text:p>0,8519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3455" calcext:value-type="float">
            <text:p>0,443455</text:p>
          </table:table-cell>
          <table:table-cell office:value-type="float" office:value="0.817356" calcext:value-type="float">
            <text:p>0,817356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863019" calcext:value-type="float">
            <text:p>0,863019</text:p>
          </table:table-cell>
          <table:table-cell office:value-type="float" office:value="0.900082" calcext:value-type="float">
            <text:p>0,900082</text:p>
          </table:table-cell>
          <table:table-cell office:value-type="float" office:value="0.855158" calcext:value-type="float">
            <text:p>0,8551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 office:value-type="float" office:value="0.858901" calcext:value-type="float">
            <text:p>0,858901</text:p>
          </table:table-cell>
          <table:table-cell office:value-type="float" office:value="0.863019" calcext:value-type="float">
            <text:p>0,863019</text:p>
          </table:table-cell>
          <table:table-cell office:value-type="float" office:value="0.900082" calcext:value-type="float">
            <text:p>0,900082</text:p>
          </table:table-cell>
          <table:table-cell office:value-type="float" office:value="0.859312" calcext:value-type="float">
            <text:p>0,8593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801654" calcext:value-type="float">
            <text:p>0,801654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office:value-type="float" office:value="0.900082" calcext:value-type="float">
            <text:p>0,900082</text:p>
          </table:table-cell>
          <table:table-cell office:value-type="float" office:value="0.855235" calcext:value-type="float">
            <text:p>0,8552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519068" calcext:value-type="float">
            <text:p>0,519068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875373" calcext:value-type="float">
            <text:p>0,875373</text:p>
          </table:table-cell>
          <table:table-cell office:value-type="float" office:value="0.900082" calcext:value-type="float">
            <text:p>0,900082</text:p>
          </table:table-cell>
          <table:table-cell office:value-type="float" office:value="0.826565" calcext:value-type="float">
            <text:p>0,8265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702305" calcext:value-type="float">
            <text:p>0,702305</text:p>
          </table:table-cell>
          <table:table-cell table:number-columns-repeated="8" office:value-type="float" office:value="0.858901" calcext:value-type="float">
            <text:p>0,858901</text:p>
          </table:table-cell>
          <table:table-cell office:value-type="float" office:value="0.883609" calcext:value-type="float">
            <text:p>0,883609</text:p>
          </table:table-cell>
          <table:table-cell office:value-type="float" office:value="0.900082" calcext:value-type="float">
            <text:p>0,900082</text:p>
          </table:table-cell>
          <table:table-cell office:value-type="float" office:value="0.845712" calcext:value-type="float">
            <text:p>0,845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97665" calcext:value-type="float">
            <text:p>0,597665</text:p>
          </table:table-cell>
          <table:table-cell table:number-columns-repeated="7" office:value-type="float" office:value="0.858901" calcext:value-type="float">
            <text:p>0,858901</text:p>
          </table:table-cell>
          <table:table-cell office:value-type="float" office:value="0.871255" calcext:value-type="float">
            <text:p>0,871255</text:p>
          </table:table-cell>
          <table:table-cell table:number-columns-repeated="2" office:value-type="float" office:value="0.900082" calcext:value-type="float">
            <text:p>0,900082</text:p>
          </table:table-cell>
          <table:table-cell office:value-type="float" office:value="0.838131" calcext:value-type="float">
            <text:p>0,8381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699652" calcext:value-type="float">
            <text:p>0,699652</text:p>
          </table:table-cell>
          <table:table-cell table:number-columns-repeated="7" office:value-type="float" office:value="0.858901" calcext:value-type="float">
            <text:p>0,858901</text:p>
          </table:table-cell>
          <table:table-cell office:value-type="float" office:value="0.891845" calcext:value-type="float">
            <text:p>0,891845</text:p>
          </table:table-cell>
          <table:table-cell table:number-columns-repeated="2" office:value-type="float" office:value="0.900082" calcext:value-type="float">
            <text:p>0,900082</text:p>
          </table:table-cell>
          <table:table-cell office:value-type="float" office:value="0.850388" calcext:value-type="float">
            <text:p>0,8503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666472" calcext:value-type="float">
            <text:p>0,666472</text:p>
          </table:table-cell>
          <table:table-cell table:number-columns-repeated="6" office:value-type="float" office:value="0.858901" calcext:value-type="float">
            <text:p>0,858901</text:p>
          </table:table-cell>
          <table:table-cell office:value-type="float" office:value="0.891845" calcext:value-type="float">
            <text:p>0,891845</text:p>
          </table:table-cell>
          <table:table-cell table:number-columns-repeated="3" office:value-type="float" office:value="0.900082" calcext:value-type="float">
            <text:p>0,900082</text:p>
          </table:table-cell>
          <table:table-cell office:value-type="float" office:value="0.851188" calcext:value-type="float">
            <text:p>0,8511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626656" calcext:value-type="float">
            <text:p>0,626656</text:p>
          </table:table-cell>
          <table:table-cell table:number-columns-repeated="5" office:value-type="float" office:value="0.858901" calcext:value-type="float">
            <text:p>0,85890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52149" calcext:value-type="float">
            <text:p>0,8521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456833" calcext:value-type="float">
            <text:p>0,456833</text:p>
          </table:table-cell>
          <table:table-cell office:value-type="float" office:value="0.821174" calcext:value-type="float">
            <text:p>0,821174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71255" calcext:value-type="float">
            <text:p>0,871255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32629" calcext:value-type="float">
            <text:p>0,8326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51671" calcext:value-type="float">
            <text:p>0,51671</text:p>
          </table:table-cell>
          <table:table-cell table:number-columns-repeated="4" office:value-type="float" office:value="0.858901" calcext:value-type="float">
            <text:p>0,858901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45272" calcext:value-type="float">
            <text:p>0,8452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747624" calcext:value-type="float">
            <text:p>0,747624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67137" calcext:value-type="float">
            <text:p>0,867137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69187" calcext:value-type="float">
            <text:p>0,8691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47512" calcext:value-type="float">
            <text:p>0,447512</text:p>
          </table:table-cell>
          <table:table-cell office:value-type="float" office:value="0.594249" calcext:value-type="float">
            <text:p>0,594249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63019" calcext:value-type="float">
            <text:p>0,863019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53438" calcext:value-type="float">
            <text:p>0,8534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337262" calcext:value-type="float">
            <text:p>0,337262</text:p>
          </table:table-cell>
          <table:table-cell office:value-type="float" office:value="0.83074" calcext:value-type="float">
            <text:p>0,83074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27394" calcext:value-type="float">
            <text:p>0,8273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533798" calcext:value-type="float">
            <text:p>0,533798</text:p>
          </table:table-cell>
          <table:table-cell table:number-columns-repeated="3" office:value-type="float" office:value="0.858901" calcext:value-type="float">
            <text:p>0,858901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51099" calcext:value-type="float">
            <text:p>0,8510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471657" calcext:value-type="float">
            <text:p>0,471657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67137" calcext:value-type="float">
            <text:p>0,867137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4159" calcext:value-type="float">
            <text:p>0,84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343361" calcext:value-type="float">
            <text:p>0,343361</text:p>
          </table:table-cell>
          <table:table-cell office:value-type="float" office:value="0.762186" calcext:value-type="float">
            <text:p>0,762186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83609" calcext:value-type="float">
            <text:p>0,883609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16618" calcext:value-type="float">
            <text:p>0,8166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490765" calcext:value-type="float">
            <text:p>0,490765</text:p>
          </table:table-cell>
          <table:table-cell office:value-type="float" office:value="0.725791" calcext:value-type="float">
            <text:p>0,725791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91845" calcext:value-type="float">
            <text:p>0,891845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24425" calcext:value-type="float">
            <text:p>0,8244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511781" calcext:value-type="float">
            <text:p>0,511781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91845" calcext:value-type="float">
            <text:p>0,891845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43956" calcext:value-type="float">
            <text:p>0,8439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4044" calcext:value-type="float">
            <text:p>0,474044</text:p>
          </table:table-cell>
          <table:table-cell office:value-type="float" office:value="0.541723" calcext:value-type="float">
            <text:p>0,541723</text:p>
          </table:table-cell>
          <table:table-cell table:number-columns-repeated="5" office:value-type="float" office:value="0.858901" calcext:value-type="float">
            <text:p>0,85890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43655" calcext:value-type="float">
            <text:p>0,8436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74011" calcext:value-type="float">
            <text:p>0,174011</text:p>
          </table:table-cell>
          <table:table-cell office:value-type="float" office:value="0.445005" calcext:value-type="float">
            <text:p>0,445005</text:p>
          </table:table-cell>
          <table:table-cell office:value-type="float" office:value="0.822505" calcext:value-type="float">
            <text:p>0,822505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83609" calcext:value-type="float">
            <text:p>0,883609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28697" calcext:value-type="float">
            <text:p>0,8286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85741" calcext:value-type="float">
            <text:p>0,085741</text:p>
          </table:table-cell>
          <table:table-cell office:value-type="float" office:value="0.433525" calcext:value-type="float">
            <text:p>0,433525</text:p>
          </table:table-cell>
          <table:table-cell office:value-type="float" office:value="0.78611" calcext:value-type="float">
            <text:p>0,78611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23497" calcext:value-type="float">
            <text:p>0,823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85741" calcext:value-type="float">
            <text:p>0,085741</text:p>
          </table:table-cell>
          <table:table-cell office:value-type="float" office:value="0.346546" calcext:value-type="float">
            <text:p>0,346546</text:p>
          </table:table-cell>
          <table:table-cell office:value-type="float" office:value="0.759345" calcext:value-type="float">
            <text:p>0,759345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12947" calcext:value-type="float">
            <text:p>0,8129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5741" calcext:value-type="float">
            <text:p>0,085741</text:p>
          </table:table-cell>
          <table:table-cell office:value-type="float" office:value="0.36824" calcext:value-type="float">
            <text:p>0,36824</text:p>
          </table:table-cell>
          <table:table-cell table:number-columns-repeated="5" office:value-type="float" office:value="0.858901" calcext:value-type="float">
            <text:p>0,858901</text:p>
          </table:table-cell>
          <table:table-cell office:value-type="float" office:value="0.891845" calcext:value-type="float">
            <text:p>0,891845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25483" calcext:value-type="float">
            <text:p>0,8254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753574" calcext:value-type="float">
            <text:p>0,753574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95964" calcext:value-type="float">
            <text:p>0,895964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68547" calcext:value-type="float">
            <text:p>0,8685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78267" calcext:value-type="float">
            <text:p>0,78267</text:p>
          </table:table-cell>
          <table:table-cell table:number-columns-repeated="5" office:value-type="float" office:value="0.858901" calcext:value-type="float">
            <text:p>0,858901</text:p>
          </table:table-cell>
          <table:table-cell office:value-type="float" office:value="0.895964" calcext:value-type="float">
            <text:p>0,895964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67338" calcext:value-type="float">
            <text:p>0,8673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 office:value-type="float" office:value="0.858901" calcext:value-type="float">
            <text:p>0,85890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75373" calcext:value-type="float">
            <text:p>0,8753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76166" calcext:value-type="float">
            <text:p>0,76166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67137" calcext:value-type="float">
            <text:p>0,867137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66473" calcext:value-type="float">
            <text:p>0,8664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803204" calcext:value-type="float">
            <text:p>0,803204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72686" calcext:value-type="float">
            <text:p>0,8726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77432" calcext:value-type="float">
            <text:p>0,8774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 office:value-type="float" office:value="0.858901" calcext:value-type="float">
            <text:p>0,858901</text:p>
          </table:table-cell>
          <table:table-cell office:value-type="float" office:value="0.895964" calcext:value-type="float">
            <text:p>0,895964</text:p>
          </table:table-cell>
          <table:table-cell table:number-columns-repeated="4" office:value-type="float" office:value="0.900082" calcext:value-type="float">
            <text:p>0,900082</text:p>
          </table:table-cell>
          <table:table-cell office:value-type="float" office:value="0.874961" calcext:value-type="float">
            <text:p>0,8749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92747" calcext:value-type="float">
            <text:p>0,792747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83609" calcext:value-type="float">
            <text:p>0,883609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71229" calcext:value-type="float">
            <text:p>0,8712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666275" calcext:value-type="float">
            <text:p>0,666275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95964" calcext:value-type="float">
            <text:p>0,895964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59817" calcext:value-type="float">
            <text:p>0,8598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00655" calcext:value-type="float">
            <text:p>0,700655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61608" calcext:value-type="float">
            <text:p>0,8616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94945" calcext:value-type="float">
            <text:p>0,494945</text:p>
          </table:table-cell>
          <table:table-cell office:value-type="float" office:value="0.822505" calcext:value-type="float">
            <text:p>0,822505</text:p>
          </table:table-cell>
          <table:table-cell table:number-columns-repeated="4"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73793" calcext:value-type="float">
            <text:p>0,8737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 office:value-type="float" office:value="0.858901" calcext:value-type="float">
            <text:p>0,858901</text:p>
          </table:table-cell>
          <table:table-cell office:value-type="float" office:value="0.863019" calcext:value-type="float">
            <text:p>0,863019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79903" calcext:value-type="float">
            <text:p>0,87990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737051" calcext:value-type="float">
            <text:p>0,737051</text:p>
          </table:table-cell>
          <table:table-cell table:number-columns-repeated="4" office:value-type="float" office:value="0.858901" calcext:value-type="float">
            <text:p>0,858901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67306" calcext:value-type="float">
            <text:p>0,8673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13509" calcext:value-type="float">
            <text:p>0,513509</text:p>
          </table:table-cell>
          <table:table-cell office:value-type="float" office:value="0.824361" calcext:value-type="float">
            <text:p>0,824361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75373" calcext:value-type="float">
            <text:p>0,875373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77684" calcext:value-type="float">
            <text:p>0,8776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803204" calcext:value-type="float">
            <text:p>0,803204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67137" calcext:value-type="float">
            <text:p>0,867137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74745" calcext:value-type="float">
            <text:p>0,8747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649087" calcext:value-type="float">
            <text:p>0,649087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95964" calcext:value-type="float">
            <text:p>0,895964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62216" calcext:value-type="float">
            <text:p>0,8622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811054" calcext:value-type="float">
            <text:p>0,811054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77589" calcext:value-type="float">
            <text:p>0,8775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748299" calcext:value-type="float">
            <text:p>0,748299</text:p>
          </table:table-cell>
          <table:table-cell table:number-columns-repeated="3" office:value-type="float" office:value="0.858901" calcext:value-type="float">
            <text:p>0,858901</text:p>
          </table:table-cell>
          <table:table-cell office:value-type="float" office:value="0.891845" calcext:value-type="float">
            <text:p>0,891845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71726" calcext:value-type="float">
            <text:p>0,8717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639341" calcext:value-type="float">
            <text:p>0,639341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83609" calcext:value-type="float">
            <text:p>0,883609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64124" calcext:value-type="float">
            <text:p>0,8641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1844" calcext:value-type="float">
            <text:p>0,121844</text:p>
          </table:table-cell>
          <table:table-cell office:value-type="float" office:value="0.731799" calcext:value-type="float">
            <text:p>0,731799</text:p>
          </table:table-cell>
          <table:table-cell table:number-columns-repeated="2" office:value-type="float" office:value="0.858901" calcext:value-type="float">
            <text:p>0,858901</text:p>
          </table:table-cell>
          <table:table-cell table:number-columns-repeated="8" office:value-type="float" office:value="0.900082" calcext:value-type="float">
            <text:p>0,900082</text:p>
          </table:table-cell>
          <table:table-cell office:value-type="float" office:value="0.875017" calcext:value-type="float">
            <text:p>0,8750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9552" calcext:value-type="float">
            <text:p>0,19552</text:p>
          </table:table-cell>
          <table:table-cell office:value-type="float" office:value="0.742043" calcext:value-type="float">
            <text:p>0,742043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863019" calcext:value-type="float">
            <text:p>0,863019</text:p>
          </table:table-cell>
          <table:table-cell table:number-columns-repeated="8" office:value-type="float" office:value="0.900082" calcext:value-type="float">
            <text:p>0,900082</text:p>
          </table:table-cell>
          <table:table-cell office:value-type="float" office:value="0.876453" calcext:value-type="float">
            <text:p>0,8764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797456" calcext:value-type="float">
            <text:p>0,797456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table:number-columns-repeated="8" office:value-type="float" office:value="0.900082" calcext:value-type="float">
            <text:p>0,900082</text:p>
          </table:table-cell>
          <table:table-cell office:value-type="float" office:value="0.883642" calcext:value-type="float">
            <text:p>0,8836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493034" calcext:value-type="float">
            <text:p>0,493034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49905" calcext:value-type="float">
            <text:p>0,8499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5348" calcext:value-type="float">
            <text:p>0,25348</text:p>
          </table:table-cell>
          <table:table-cell office:value-type="float" office:value="0.570811" calcext:value-type="float">
            <text:p>0,570811</text:p>
          </table:table-cell>
          <table:table-cell office:value-type="float" office:value="0.813442" calcext:value-type="float">
            <text:p>0,813442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95964" calcext:value-type="float">
            <text:p>0,895964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49843" calcext:value-type="float">
            <text:p>0,8498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78871" calcext:value-type="float">
            <text:p>0,578871</text:p>
          </table:table-cell>
          <table:table-cell office:value-type="float" office:value="0.60743" calcext:value-type="float">
            <text:p>0,60743</text:p>
          </table:table-cell>
          <table:table-cell office:value-type="float" office:value="0.706927" calcext:value-type="float">
            <text:p>0,706927</text:p>
          </table:table-cell>
          <table:table-cell table:number-columns-repeated="2" office:value-type="float" office:value="0.858901" calcext:value-type="float">
            <text:p>0,858901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43265" calcext:value-type="float">
            <text:p>0,8432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0.41369" calcext:value-type="float">
            <text:p>0,41369</text:p>
          </table:table-cell>
          <table:table-cell office:value-type="float" office:value="0.624833" calcext:value-type="float">
            <text:p>0,624833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6" office:value-type="float" office:value="0.900082" calcext:value-type="float">
            <text:p>0,900082</text:p>
          </table:table-cell>
          <table:table-cell office:value-type="float" office:value="0.814446" calcext:value-type="float">
            <text:p>0,8144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01937" calcext:value-type="float">
            <text:p>0,301937</text:p>
          </table:table-cell>
          <table:table-cell office:value-type="float" office:value="0.57142" calcext:value-type="float">
            <text:p>0,57142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0.811054" calcext:value-type="float">
            <text:p>0,811054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87727" calcext:value-type="float">
            <text:p>0,887727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208" calcext:value-type="float">
            <text:p>0,8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78871" calcext:value-type="float">
            <text:p>0,578871</text:p>
          </table:table-cell>
          <table:table-cell office:value-type="float" office:value="0.58805" calcext:value-type="float">
            <text:p>0,58805</text:p>
          </table:table-cell>
          <table:table-cell table:number-columns-repeated="2" office:value-type="float" office:value="0.61967" calcext:value-type="float">
            <text:p>0,61967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79491" calcext:value-type="float">
            <text:p>0,879491</text:p>
          </table:table-cell>
          <table:table-cell table:number-columns-repeated="5" office:value-type="float" office:value="0.900082" calcext:value-type="float">
            <text:p>0,900082</text:p>
          </table:table-cell>
          <table:table-cell office:value-type="float" office:value="0.802501" calcext:value-type="float">
            <text:p>0,8025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77298" calcext:value-type="float">
            <text:p>0,577298</text:p>
          </table:table-cell>
          <table:table-cell office:value-type="float" office:value="0.599623" calcext:value-type="float">
            <text:p>0,599623</text:p>
          </table:table-cell>
          <table:table-cell office:value-type="float" office:value="0.667516" calcext:value-type="float">
            <text:p>0,667516</text:p>
          </table:table-cell>
          <table:table-cell table:number-columns-repeated="2" office:value-type="float" office:value="0.858901" calcext:value-type="float">
            <text:p>0,858901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38543" calcext:value-type="float">
            <text:p>0,8385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81553" calcext:value-type="float">
            <text:p>0,481553</text:p>
          </table:table-cell>
          <table:table-cell office:value-type="float" office:value="0.576143" calcext:value-type="float">
            <text:p>0,576143</text:p>
          </table:table-cell>
          <table:table-cell office:value-type="float" office:value="0.691439" calcext:value-type="float">
            <text:p>0,691439</text:p>
          </table:table-cell>
          <table:table-cell office:value-type="float" office:value="0.858901" calcext:value-type="float">
            <text:p>0,858901</text:p>
          </table:table-cell>
          <table:table-cell office:value-type="float" office:value="0.871255" calcext:value-type="float">
            <text:p>0,871255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39823" calcext:value-type="float">
            <text:p>0,8398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005708" calcext:value-type="float">
            <text:p>-0,005708</text:p>
          </table:table-cell>
          <table:table-cell office:value-type="float" office:value="0.535956" calcext:value-type="float">
            <text:p>0,535956</text:p>
          </table:table-cell>
          <table:table-cell table:number-columns-repeated="2" office:value-type="float" office:value="0.858901" calcext:value-type="float">
            <text:p>0,858901</text:p>
          </table:table-cell>
          <table:table-cell office:value-type="float" office:value="0.875373" calcext:value-type="float">
            <text:p>0,875373</text:p>
          </table:table-cell>
          <table:table-cell table:number-columns-repeated="7" office:value-type="float" office:value="0.900082" calcext:value-type="float">
            <text:p>0,900082</text:p>
          </table:table-cell>
          <table:table-cell office:value-type="float" office:value="0.852962" calcext:value-type="float">
            <text:p>0,852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00:14:29.778220815</dc:date>
    <meta:editing-duration>PT4M38S</meta:editing-duration>
    <meta:editing-cycles>1</meta:editing-cycles>
    <meta:document-statistic meta:table-count="1" meta:cell-count="281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69cm" svg:height="12.432cm" xlink:href=".." xlink:type="simple" chart:class="chart:line" chart:style-name="ch1">
        <chart:legend chart:legend-position="end" svg:x="19.543cm" svg:y="3.178cm" style:legend-expansion="high" chart:style-name="ch2"/>
        <chart:plot-area chart:style-name="ch3" table:cell-range-address="mcc.A1:mcc.A201 mcc.C1:mcc.N201" chart:data-source-has-labels="both" svg:x="1.458cm" svg:y="0.248cm" svg:width="17.638cm" svg:height="10.955cm">
          <chartooo:coordinate-region svg:x="2.291cm" svg:y="0.447cm" svg:width="16.805cm" svg:height="10.557cm"/>
          <chart:axis chart:dimension="x" chart:name="primary-x" chart:style-name="ch4" chartooo:axis-type="auto">
            <chartooo:date-scale/>
            <chart:title svg:x="9.452cm" svg:y="11.451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153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1">
                <text:p>-1</text:p>
                <draw:g>
                  <svg:desc>mcc.I2:mcc.I201</svg:desc>
                </draw:g>
              </table:table-cell>
              <table:table-cell office:value-type="float" office:value="-1">
                <text:p>-1</text:p>
                <draw:g>
                  <svg:desc>mcc.J2:mcc.J201</svg:desc>
                </draw:g>
              </table:table-cell>
              <table:table-cell office:value-type="float" office:value="-0.879072">
                <text:p>-0.879072</text:p>
                <draw:g>
                  <svg:desc>mcc.K2:mcc.K201</svg:desc>
                </draw:g>
              </table:table-cell>
              <table:table-cell office:value-type="float" office:value="0.053871">
                <text:p>0.053871</text:p>
                <draw:g>
                  <svg:desc>mcc.L2:mcc.L201</svg:desc>
                </draw:g>
              </table:table-cell>
              <table:table-cell office:value-type="float" office:value="0.613712">
                <text:p>0.613712</text:p>
                <draw:g>
                  <svg:desc>mcc.M2:mcc.M201</svg:desc>
                </draw:g>
              </table:table-cell>
              <table:table-cell office:value-type="float" office:value="-0.88252">
                <text:p>-0.88252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847868">
                <text:p>-0.847868</text:p>
              </table:table-cell>
              <table:table-cell office:value-type="float" office:value="-0.479304">
                <text:p>-0.479304</text:p>
              </table:table-cell>
              <table:table-cell office:value-type="float" office:value="-0.165042">
                <text:p>-0.165042</text:p>
              </table:table-cell>
              <table:table-cell office:value-type="float" office:value="-0.032649">
                <text:p>-0.032649</text:p>
              </table:table-cell>
              <table:table-cell office:value-type="float" office:value="-0.003135">
                <text:p>-0.003135</text:p>
              </table:table-cell>
              <table:table-cell office:value-type="float" office:value="0.002728">
                <text:p>0.002728</text:p>
              </table:table-cell>
              <table:table-cell office:value-type="float" office:value="0.062309">
                <text:p>0.062309</text:p>
              </table:table-cell>
              <table:table-cell office:value-type="float" office:value="0.216414">
                <text:p>0.216414</text:p>
              </table:table-cell>
              <table:table-cell office:value-type="float" office:value="0.613712">
                <text:p>0.613712</text:p>
              </table:table-cell>
              <table:table-cell office:value-type="float" office:value="0.613712">
                <text:p>0.613712</text:p>
              </table:table-cell>
              <table:table-cell office:value-type="float" office:value="-0.163283">
                <text:p>-0.1632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794252">
                <text:p>-0.794252</text:p>
              </table:table-cell>
              <table:table-cell office:value-type="float" office:value="-0.205639">
                <text:p>-0.205639</text:p>
              </table:table-cell>
              <table:table-cell office:value-type="float" office:value="-0.044918">
                <text:p>-0.044918</text:p>
              </table:table-cell>
              <table:table-cell office:value-type="float" office:value="-0.002742">
                <text:p>-0.002742</text:p>
              </table:table-cell>
              <table:table-cell office:value-type="float" office:value="0.000498">
                <text:p>0.000498</text:p>
              </table:table-cell>
              <table:table-cell office:value-type="float" office:value="0.034387">
                <text:p>0.034387</text:p>
              </table:table-cell>
              <table:table-cell office:value-type="float" office:value="0.083315">
                <text:p>0.083315</text:p>
              </table:table-cell>
              <table:table-cell office:value-type="float" office:value="0.323333">
                <text:p>0.323333</text:p>
              </table:table-cell>
              <table:table-cell office:value-type="float" office:value="0.613712">
                <text:p>0.613712</text:p>
              </table:table-cell>
              <table:table-cell office:value-type="float" office:value="0.613712">
                <text:p>0.613712</text:p>
              </table:table-cell>
              <table:table-cell office:value-type="float" office:value="-0.099231">
                <text:p>-0.0992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921325">
                <text:p>-0.921325</text:p>
              </table:table-cell>
              <table:table-cell office:value-type="float" office:value="-0.422422">
                <text:p>-0.422422</text:p>
              </table:table-cell>
              <table:table-cell office:value-type="float" office:value="-0.044918">
                <text:p>-0.044918</text:p>
              </table:table-cell>
              <table:table-cell office:value-type="float" office:value="-0.019467">
                <text:p>-0.019467</text:p>
              </table:table-cell>
              <table:table-cell office:value-type="float" office:value="0.00097">
                <text:p>0.00097</text:p>
              </table:table-cell>
              <table:table-cell office:value-type="float" office:value="0.043132">
                <text:p>0.043132</text:p>
              </table:table-cell>
              <table:table-cell office:value-type="float" office:value="0.125571">
                <text:p>0.125571</text:p>
              </table:table-cell>
              <table:table-cell office:value-type="float" office:value="0.490286">
                <text:p>0.490286</text:p>
              </table:table-cell>
              <table:table-cell office:value-type="float" office:value="0.613712">
                <text:p>0.613712</text:p>
              </table:table-cell>
              <table:table-cell office:value-type="float" office:value="0.613712">
                <text:p>0.613712</text:p>
              </table:table-cell>
              <table:table-cell office:value-type="float" office:value="-0.113446">
                <text:p>-0.1134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677937">
                <text:p>-0.677937</text:p>
              </table:table-cell>
              <table:table-cell office:value-type="float" office:value="-0.065063">
                <text:p>-0.065063</text:p>
              </table:table-cell>
              <table:table-cell office:value-type="float" office:value="-0.019884">
                <text:p>-0.019884</text:p>
              </table:table-cell>
              <table:table-cell office:value-type="float" office:value="0.000209">
                <text:p>0.000209</text:p>
              </table:table-cell>
              <table:table-cell office:value-type="float" office:value="0.008229">
                <text:p>0.008229</text:p>
              </table:table-cell>
              <table:table-cell office:value-type="float" office:value="0.079113">
                <text:p>0.079113</text:p>
              </table:table-cell>
              <table:table-cell office:value-type="float" office:value="0.203762">
                <text:p>0.203762</text:p>
              </table:table-cell>
              <table:table-cell office:value-type="float" office:value="0.613712">
                <text:p>0.613712</text:p>
              </table:table-cell>
              <table:table-cell office:value-type="float" office:value="0.613712">
                <text:p>0.613712</text:p>
              </table:table-cell>
              <table:table-cell office:value-type="float" office:value="0.613712">
                <text:p>0.613712</text:p>
              </table:table-cell>
              <table:table-cell office:value-type="float" office:value="-0.024415">
                <text:p>-0.0244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804616">
                <text:p>-0.804616</text:p>
              </table:table-cell>
              <table:table-cell office:value-type="float" office:value="-0.184684">
                <text:p>-0.184684</text:p>
              </table:table-cell>
              <table:table-cell office:value-type="float" office:value="-0.02335">
                <text:p>-0.02335</text:p>
              </table:table-cell>
              <table:table-cell office:value-type="float" office:value="-0.000284">
                <text:p>-0.000284</text:p>
              </table:table-cell>
              <table:table-cell office:value-type="float" office:value="0.004186">
                <text:p>0.004186</text:p>
              </table:table-cell>
              <table:table-cell office:value-type="float" office:value="0.05524">
                <text:p>0.05524</text:p>
              </table:table-cell>
              <table:table-cell office:value-type="float" office:value="0.104371">
                <text:p>0.104371</text:p>
              </table:table-cell>
              <table:table-cell office:value-type="float" office:value="0.524189">
                <text:p>0.524189</text:p>
              </table:table-cell>
              <table:table-cell office:value-type="float" office:value="0.613712">
                <text:p>0.613712</text:p>
              </table:table-cell>
              <table:table-cell office:value-type="float" office:value="0.614307">
                <text:p>0.614307</text:p>
              </table:table-cell>
              <table:table-cell office:value-type="float" office:value="0.61967">
                <text:p>0.61967</text:p>
              </table:table-cell>
              <table:table-cell office:value-type="float" office:value="0.090307">
                <text:p>0.0903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922629">
                <text:p>-0.922629</text:p>
              </table:table-cell>
              <table:table-cell office:value-type="float" office:value="-0.279142">
                <text:p>-0.279142</text:p>
              </table:table-cell>
              <table:table-cell office:value-type="float" office:value="-0.013248">
                <text:p>-0.013248</text:p>
              </table:table-cell>
              <table:table-cell office:value-type="float" office:value="0.000998">
                <text:p>0.000998</text:p>
              </table:table-cell>
              <table:table-cell office:value-type="float" office:value="0.009051">
                <text:p>0.009051</text:p>
              </table:table-cell>
              <table:table-cell office:value-type="float" office:value="0.083315">
                <text:p>0.083315</text:p>
              </table:table-cell>
              <table:table-cell office:value-type="float" office:value="0.091892">
                <text:p>0.091892</text:p>
              </table:table-cell>
              <table:table-cell office:value-type="float" office:value="0.450445">
                <text:p>0.450445</text:p>
              </table:table-cell>
              <table:table-cell office:value-type="float" office:value="0.613712">
                <text:p>0.613712</text:p>
              </table:table-cell>
              <table:table-cell office:value-type="float" office:value="0.616691">
                <text:p>0.616691</text:p>
              </table:table-cell>
              <table:table-cell office:value-type="float" office:value="0.61967">
                <text:p>0.61967</text:p>
              </table:table-cell>
              <table:table-cell office:value-type="float" office:value="0.065108">
                <text:p>0.0651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676579">
                <text:p>-0.676579</text:p>
              </table:table-cell>
              <table:table-cell office:value-type="float" office:value="-0.032545">
                <text:p>-0.032545</text:p>
              </table:table-cell>
              <table:table-cell office:value-type="float" office:value="-0.000937">
                <text:p>-0.000937</text:p>
              </table:table-cell>
              <table:table-cell office:value-type="float" office:value="0.003117">
                <text:p>0.003117</text:p>
              </table:table-cell>
              <table:table-cell office:value-type="float" office:value="0.055907">
                <text:p>0.055907</text:p>
              </table:table-cell>
              <table:table-cell office:value-type="float" office:value="0.083315">
                <text:p>0.083315</text:p>
              </table:table-cell>
              <table:table-cell office:value-type="float" office:value="0.443419">
                <text:p>0.443419</text:p>
              </table:table-cell>
              <table:table-cell office:value-type="float" office:value="0.613712">
                <text:p>0.613712</text:p>
              </table:table-cell>
              <table:table-cell office:value-type="float" office:value="0.617882">
                <text:p>0.617882</text:p>
              </table:table-cell>
              <table:table-cell office:value-type="float" office:value="0.61967">
                <text:p>0.61967</text:p>
              </table:table-cell>
              <table:table-cell office:value-type="float" office:value="0.010729">
                <text:p>0.0107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632896">
                <text:p>-0.632896</text:p>
              </table:table-cell>
              <table:table-cell office:value-type="float" office:value="-0.009213">
                <text:p>-0.009213</text:p>
              </table:table-cell>
              <table:table-cell office:value-type="float" office:value="0.00108">
                <text:p>0.00108</text:p>
              </table:table-cell>
              <table:table-cell office:value-type="float" office:value="0.022146">
                <text:p>0.022146</text:p>
              </table:table-cell>
              <table:table-cell office:value-type="float" office:value="0.083315">
                <text:p>0.083315</text:p>
              </table:table-cell>
              <table:table-cell office:value-type="float" office:value="0.089554">
                <text:p>0.089554</text:p>
              </table:table-cell>
              <table:table-cell office:value-type="float" office:value="0.564615">
                <text:p>0.564615</text:p>
              </table:table-cell>
              <table:table-cell office:value-type="float" office:value="0.609835">
                <text:p>0.609835</text:p>
              </table:table-cell>
              <table:table-cell office:value-type="float" office:value="0.617287">
                <text:p>0.617287</text:p>
              </table:table-cell>
              <table:table-cell office:value-type="float" office:value="0.61967">
                <text:p>0.61967</text:p>
              </table:table-cell>
              <table:table-cell office:value-type="float" office:value="0.034572">
                <text:p>0.0345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382187">
                <text:p>-0.382187</text:p>
              </table:table-cell>
              <table:table-cell office:value-type="float" office:value="-0.008956">
                <text:p>-0.008956</text:p>
              </table:table-cell>
              <table:table-cell office:value-type="float" office:value="0.001137">
                <text:p>0.001137</text:p>
              </table:table-cell>
              <table:table-cell office:value-type="float" office:value="0.020497">
                <text:p>0.020497</text:p>
              </table:table-cell>
              <table:table-cell office:value-type="float" office:value="0.083315">
                <text:p>0.083315</text:p>
              </table:table-cell>
              <table:table-cell office:value-type="float" office:value="0.385194">
                <text:p>0.385194</text:p>
              </table:table-cell>
              <table:table-cell office:value-type="float" office:value="0.60079">
                <text:p>0.60079</text:p>
              </table:table-cell>
              <table:table-cell office:value-type="float" office:value="0.613712">
                <text:p>0.613712</text:p>
              </table:table-cell>
              <table:table-cell office:value-type="float" office:value="0.617882">
                <text:p>0.617882</text:p>
              </table:table-cell>
              <table:table-cell office:value-type="float" office:value="0.61967">
                <text:p>0.61967</text:p>
              </table:table-cell>
              <table:table-cell office:value-type="float" office:value="0.093138">
                <text:p>0.0931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648439">
                <text:p>-0.648439</text:p>
              </table:table-cell>
              <table:table-cell office:value-type="float" office:value="-0.009585">
                <text:p>-0.009585</text:p>
              </table:table-cell>
              <table:table-cell office:value-type="float" office:value="0.00086">
                <text:p>0.00086</text:p>
              </table:table-cell>
              <table:table-cell office:value-type="float" office:value="0.004943">
                <text:p>0.004943</text:p>
              </table:table-cell>
              <table:table-cell office:value-type="float" office:value="0.07827">
                <text:p>0.07827</text:p>
              </table:table-cell>
              <table:table-cell office:value-type="float" office:value="0.156021">
                <text:p>0.156021</text:p>
              </table:table-cell>
              <table:table-cell office:value-type="float" office:value="0.60079">
                <text:p>0.60079</text:p>
              </table:table-cell>
              <table:table-cell office:value-type="float" office:value="0.604666">
                <text:p>0.604666</text:p>
              </table:table-cell>
              <table:table-cell office:value-type="float" office:value="0.613712">
                <text:p>0.613712</text:p>
              </table:table-cell>
              <table:table-cell office:value-type="float" office:value="0.617287">
                <text:p>0.617287</text:p>
              </table:table-cell>
              <table:table-cell office:value-type="float" office:value="0.61967">
                <text:p>0.61967</text:p>
              </table:table-cell>
              <table:table-cell office:value-type="float" office:value="0.201853">
                <text:p>0.2018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904014">
                <text:p>-0.904014</text:p>
              </table:table-cell>
              <table:table-cell office:value-type="float" office:value="-0.007982">
                <text:p>-0.007982</text:p>
              </table:table-cell>
              <table:table-cell office:value-type="float" office:value="0.005111">
                <text:p>0.005111</text:p>
              </table:table-cell>
              <table:table-cell office:value-type="float" office:value="0.067794">
                <text:p>0.067794</text:p>
              </table:table-cell>
              <table:table-cell office:value-type="float" office:value="0.325647">
                <text:p>0.32564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3486">
                <text:p>0.603486</text:p>
              </table:table-cell>
              <table:table-cell office:value-type="float" office:value="0.613712">
                <text:p>0.613712</text:p>
              </table:table-cell>
              <table:table-cell office:value-type="float" office:value="0.617882">
                <text:p>0.617882</text:p>
              </table:table-cell>
              <table:table-cell office:value-type="float" office:value="0.61967">
                <text:p>0.61967</text:p>
              </table:table-cell>
              <table:table-cell office:value-type="float" office:value="0.252322">
                <text:p>0.2523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902812">
                <text:p>-0.902812</text:p>
              </table:table-cell>
              <table:table-cell office:value-type="float" office:value="-0.001526">
                <text:p>-0.001526</text:p>
              </table:table-cell>
              <table:table-cell office:value-type="float" office:value="0.052173">
                <text:p>0.052173</text:p>
              </table:table-cell>
              <table:table-cell office:value-type="float" office:value="0.213781">
                <text:p>0.213781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3374">
                <text:p>0.603374</text:p>
              </table:table-cell>
              <table:table-cell office:value-type="float" office:value="0.613712">
                <text:p>0.613712</text:p>
              </table:table-cell>
              <table:table-cell office:value-type="float" office:value="0.616691">
                <text:p>0.616691</text:p>
              </table:table-cell>
              <table:table-cell office:value-type="float" office:value="0.61967">
                <text:p>0.61967</text:p>
              </table:table-cell>
              <table:table-cell office:value-type="float" office:value="0.299776">
                <text:p>0.2997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864183">
                <text:p>-0.864183</text:p>
              </table:table-cell>
              <table:table-cell office:value-type="float" office:value="0.027563">
                <text:p>0.027563</text:p>
              </table:table-cell>
              <table:table-cell office:value-type="float" office:value="0.132743">
                <text:p>0.132743</text:p>
              </table:table-cell>
              <table:table-cell office:value-type="float" office:value="0.596789">
                <text:p>0.59678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9835">
                <text:p>0.609835</text:p>
              </table:table-cell>
              <table:table-cell office:value-type="float" office:value="0.613712">
                <text:p>0.613712</text:p>
              </table:table-cell>
              <table:table-cell office:value-type="float" office:value="0.618478">
                <text:p>0.618478</text:p>
              </table:table-cell>
              <table:table-cell office:value-type="float" office:value="0.61967">
                <text:p>0.61967</text:p>
              </table:table-cell>
              <table:table-cell office:value-type="float" office:value="0.353731">
                <text:p>0.3537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961371">
                <text:p>-0.961371</text:p>
              </table:table-cell>
              <table:table-cell office:value-type="float" office:value="-0.049037">
                <text:p>-0.049037</text:p>
              </table:table-cell>
              <table:table-cell office:value-type="float" office:value="0.105542">
                <text:p>0.105542</text:p>
              </table:table-cell>
              <table:table-cell office:value-type="float" office:value="0.579695">
                <text:p>0.579695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1127">
                <text:p>0.611127</text:p>
              </table:table-cell>
              <table:table-cell office:value-type="float" office:value="0.613712">
                <text:p>0.613712</text:p>
              </table:table-cell>
              <table:table-cell office:value-type="float" office:value="0.619074">
                <text:p>0.619074</text:p>
              </table:table-cell>
              <table:table-cell office:value-type="float" office:value="0.61967">
                <text:p>0.61967</text:p>
              </table:table-cell>
              <table:table-cell office:value-type="float" office:value="0.332111">
                <text:p>0.3321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381446">
                <text:p>-0.381446</text:p>
              </table:table-cell>
              <table:table-cell office:value-type="float" office:value="0.186813">
                <text:p>0.186813</text:p>
              </table:table-cell>
              <table:table-cell office:value-type="float" office:value="0.591863">
                <text:p>0.591863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3712">
                <text:p>0.613712</text:p>
              </table:table-cell>
              <table:table-cell office:value-type="float" office:value="0.614903">
                <text:p>0.614903</text:p>
              </table:table-cell>
              <table:table-cell office:value-type="float" office:value="0.643593">
                <text:p>0.643593</text:p>
              </table:table-cell>
              <table:table-cell office:value-type="float" office:value="0.858901">
                <text:p>0.858901</text:p>
              </table:table-cell>
              <table:table-cell office:value-type="float" office:value="0.46726">
                <text:p>0.467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97269">
                <text:p>-0.497269</text:p>
              </table:table-cell>
              <table:table-cell office:value-type="float" office:value="0.133233">
                <text:p>0.133233</text:p>
              </table:table-cell>
              <table:table-cell office:value-type="float" office:value="0.579252">
                <text:p>0.579252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1127">
                <text:p>0.611127</text:p>
              </table:table-cell>
              <table:table-cell office:value-type="float" office:value="0.614307">
                <text:p>0.614307</text:p>
              </table:table-cell>
              <table:table-cell office:value-type="float" office:value="0.667516">
                <text:p>0.667516</text:p>
              </table:table-cell>
              <table:table-cell office:value-type="float" office:value="0.858901">
                <text:p>0.858901</text:p>
              </table:table-cell>
              <table:table-cell office:value-type="float" office:value="0.451133">
                <text:p>0.4511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917073">
                <text:p>-0.917073</text:p>
              </table:table-cell>
              <table:table-cell office:value-type="float" office:value="0.239875">
                <text:p>0.239875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4666">
                <text:p>0.604666</text:p>
              </table:table-cell>
              <table:table-cell office:value-type="float" office:value="0.613712">
                <text:p>0.613712</text:p>
              </table:table-cell>
              <table:table-cell office:value-type="float" office:value="0.613712">
                <text:p>0.613712</text:p>
              </table:table-cell>
              <table:table-cell office:value-type="float" office:value="0.667516">
                <text:p>0.667516</text:p>
              </table:table-cell>
              <table:table-cell office:value-type="float" office:value="0.858901">
                <text:p>0.858901</text:p>
              </table:table-cell>
              <table:table-cell office:value-type="float" office:value="0.422557">
                <text:p>0.422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92078">
                <text:p>-0.592078</text:p>
              </table:table-cell>
              <table:table-cell office:value-type="float" office:value="0.534821">
                <text:p>0.534821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7251">
                <text:p>0.607251</text:p>
              </table:table-cell>
              <table:table-cell office:value-type="float" office:value="0.613712">
                <text:p>0.613712</text:p>
              </table:table-cell>
              <table:table-cell office:value-type="float" office:value="0.616691">
                <text:p>0.616691</text:p>
              </table:table-cell>
              <table:table-cell office:value-type="float" office:value="0.718226">
                <text:p>0.718226</text:p>
              </table:table-cell>
              <table:table-cell office:value-type="float" office:value="0.858901">
                <text:p>0.858901</text:p>
              </table:table-cell>
              <table:table-cell office:value-type="float" office:value="0.490178">
                <text:p>0.4901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68326">
                <text:p>-0.468326</text:p>
              </table:table-cell>
              <table:table-cell office:value-type="float" office:value="0.593092">
                <text:p>0.593092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8543">
                <text:p>0.608543</text:p>
              </table:table-cell>
              <table:table-cell office:value-type="float" office:value="0.620746">
                <text:p>0.620746</text:p>
              </table:table-cell>
              <table:table-cell office:value-type="float" office:value="0.791427">
                <text:p>0.791427</text:p>
              </table:table-cell>
              <table:table-cell office:value-type="float" office:value="0.858901">
                <text:p>0.858901</text:p>
              </table:table-cell>
              <table:table-cell office:value-type="float" office:value="0.514943">
                <text:p>0.5149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4899">
                <text:p>0.044899</text:p>
              </table:table-cell>
              <table:table-cell office:value-type="float" office:value="0.594383">
                <text:p>0.594383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1723">
                <text:p>0.611723</text:p>
              </table:table-cell>
              <table:table-cell office:value-type="float" office:value="0.745013">
                <text:p>0.745013</text:p>
              </table:table-cell>
              <table:table-cell office:value-type="float" office:value="0.858901">
                <text:p>0.858901</text:p>
              </table:table-cell>
              <table:table-cell office:value-type="float" office:value="0.560076">
                <text:p>0.5600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3092">
                <text:p>0.093092</text:p>
              </table:table-cell>
              <table:table-cell office:value-type="float" office:value="0.589276">
                <text:p>0.589276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1127">
                <text:p>0.611127</text:p>
              </table:table-cell>
              <table:table-cell office:value-type="float" office:value="0.789995">
                <text:p>0.789995</text:p>
              </table:table-cell>
              <table:table-cell office:value-type="float" office:value="0.858901">
                <text:p>0.858901</text:p>
              </table:table-cell>
              <table:table-cell office:value-type="float" office:value="0.568823">
                <text:p>0.5688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930816">
                <text:p>-0.930816</text:p>
              </table:table-cell>
              <table:table-cell office:value-type="float" office:value="0.400076">
                <text:p>0.400076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2082">
                <text:p>0.602082</text:p>
              </table:table-cell>
              <table:table-cell office:value-type="float" office:value="0.613712">
                <text:p>0.613712</text:p>
              </table:table-cell>
              <table:table-cell office:value-type="float" office:value="0.745013">
                <text:p>0.745013</text:p>
              </table:table-cell>
              <table:table-cell office:value-type="float" office:value="0.858901">
                <text:p>0.858901</text:p>
              </table:table-cell>
              <table:table-cell office:value-type="float" office:value="0.443402">
                <text:p>0.4434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293361">
                <text:p>-0.293361</text:p>
              </table:table-cell>
              <table:table-cell office:value-type="float" office:value="0.596606">
                <text:p>0.596606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2419">
                <text:p>0.612419</text:p>
              </table:table-cell>
              <table:table-cell office:value-type="float" office:value="0.787079">
                <text:p>0.787079</text:p>
              </table:table-cell>
              <table:table-cell office:value-type="float" office:value="0.858901">
                <text:p>0.858901</text:p>
              </table:table-cell>
              <table:table-cell office:value-type="float" office:value="0.530748">
                <text:p>0.5307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646337">
                <text:p>-0.64633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1723">
                <text:p>0.611723</text:p>
              </table:table-cell>
              <table:table-cell office:value-type="float" office:value="0.833494">
                <text:p>0.833494</text:p>
              </table:table-cell>
              <table:table-cell office:value-type="float" office:value="0.858901">
                <text:p>0.858901</text:p>
              </table:table-cell>
              <table:table-cell office:value-type="float" office:value="0.500441">
                <text:p>0.5004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55442">
                <text:p>-0.555442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7847">
                <text:p>0.607847</text:p>
              </table:table-cell>
              <table:table-cell office:value-type="float" office:value="0.846019">
                <text:p>0.846019</text:p>
              </table:table-cell>
              <table:table-cell office:value-type="float" office:value="0.858901">
                <text:p>0.858901</text:p>
              </table:table-cell>
              <table:table-cell office:value-type="float" office:value="0.510395">
                <text:p>0.5103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97627">
                <text:p>-0.897627</text:p>
              </table:table-cell>
              <table:table-cell office:value-type="float" office:value="0.565111">
                <text:p>0.565111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6079">
                <text:p>0.616079</text:p>
              </table:table-cell>
              <table:table-cell office:value-type="float" office:value="0.853158">
                <text:p>0.853158</text:p>
              </table:table-cell>
              <table:table-cell office:value-type="float" office:value="0.858901">
                <text:p>0.858901</text:p>
              </table:table-cell>
              <table:table-cell office:value-type="float" office:value="0.474146">
                <text:p>0.4741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40289">
                <text:p>0.24028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4927">
                <text:p>0.614927</text:p>
              </table:table-cell>
              <table:table-cell office:value-type="float" office:value="0.841674">
                <text:p>0.841674</text:p>
              </table:table-cell>
              <table:table-cell office:value-type="float" office:value="0.858901">
                <text:p>0.858901</text:p>
              </table:table-cell>
              <table:table-cell office:value-type="float" office:value="0.590242">
                <text:p>0.5902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021">
                <text:p>0.08021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07039">
                <text:p>0.707039</text:p>
              </table:table-cell>
              <table:table-cell office:value-type="float" office:value="0.853158">
                <text:p>0.853158</text:p>
              </table:table-cell>
              <table:table-cell office:value-type="float" office:value="0.858901">
                <text:p>0.858901</text:p>
              </table:table-cell>
              <table:table-cell office:value-type="float" office:value="0.584594">
                <text:p>0.5845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60447">
                <text:p>0.56044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27843">
                <text:p>0.727843</text:p>
              </table:table-cell>
              <table:table-cell office:value-type="float" office:value="0.853158">
                <text:p>0.853158</text:p>
              </table:table-cell>
              <table:table-cell office:value-type="float" office:value="0.858901">
                <text:p>0.858901</text:p>
              </table:table-cell>
              <table:table-cell office:value-type="float" office:value="0.634698">
                <text:p>0.6346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8768">
                <text:p>0.048768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20859">
                <text:p>0.62085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73406">
                <text:p>0.57340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449066">
                <text:p>-0.449066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36615">
                <text:p>0.63661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25198">
                <text:p>0.5251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39948">
                <text:p>-0.239948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836409">
                <text:p>0.836409</text:p>
              </table:table-cell>
              <table:table-cell office:value-type="float" office:value="0.858901">
                <text:p>0.858901</text:p>
              </table:table-cell>
              <table:table-cell office:value-type="float" office:value="0.540278">
                <text:p>0.5402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80632">
                <text:p>0.280632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55554">
                <text:p>0.65555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00062">
                <text:p>0.6000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19763">
                <text:p>-0.519763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55959">
                <text:p>0.65595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45874">
                <text:p>0.545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78927">
                <text:p>0.07892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38257">
                <text:p>0.638257</text:p>
              </table:table-cell>
              <table:table-cell office:value-type="float" office:value="0.8516">
                <text:p>0.851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03242">
                <text:p>0.6032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359684">
                <text:p>-0.359684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02331">
                <text:p>0.702331</text:p>
              </table:table-cell>
              <table:table-cell office:value-type="float" office:value="0.854515">
                <text:p>0.85451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6608">
                <text:p>0.5660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02364">
                <text:p>-0.402364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499">
                <text:p>0.6499</text:p>
              </table:table-cell>
              <table:table-cell office:value-type="float" office:value="0.842852">
                <text:p>0.84285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81214">
                <text:p>0.58121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400027">
                <text:p>-0.40002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4978">
                <text:p>0.604978</text:p>
              </table:table-cell>
              <table:table-cell office:value-type="float" office:value="0.84878">
                <text:p>0.848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77548">
                <text:p>0.57754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87259">
                <text:p>-0.08725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1658">
                <text:p>0.601658</text:p>
              </table:table-cell>
              <table:table-cell office:value-type="float" office:value="0.832121">
                <text:p>0.83212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06827">
                <text:p>0.6068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9258">
                <text:p>0.099258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11749">
                <text:p>0.611749</text:p>
              </table:table-cell>
              <table:table-cell office:value-type="float" office:value="0.855985">
                <text:p>0.85598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28874">
                <text:p>0.62887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209">
                <text:p>-0.220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295">
                <text:p>0.60295</text:p>
              </table:table-cell>
              <table:table-cell office:value-type="float" office:value="0.806059">
                <text:p>0.80605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16797">
                <text:p>0.61679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73652">
                <text:p>-0.73652</text:p>
              </table:table-cell>
              <table:table-cell office:value-type="float" office:value="0.595831">
                <text:p>0.595831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81284">
                <text:p>0.681284</text:p>
              </table:table-cell>
              <table:table-cell office:value-type="float" office:value="0.857528">
                <text:p>0.85752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77719">
                <text:p>0.5777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269008">
                <text:p>-0.269008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2525">
                <text:p>0.602525</text:p>
              </table:table-cell>
              <table:table-cell office:value-type="float" office:value="0.733982">
                <text:p>0.73398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56358">
                <text:p>0.6563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446938">
                <text:p>-0.446938</text:p>
              </table:table-cell>
              <table:table-cell office:value-type="float" office:value="0.43942">
                <text:p>0.43942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5402">
                <text:p>0.605402</text:p>
              </table:table-cell>
              <table:table-cell office:value-type="float" office:value="0.852036">
                <text:p>0.85203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0871">
                <text:p>0.608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458343">
                <text:p>-0.458343</text:p>
              </table:table-cell>
              <table:table-cell office:value-type="float" office:value="0.467064">
                <text:p>0.467064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8722">
                <text:p>0.608722</text:p>
              </table:table-cell>
              <table:table-cell office:value-type="float" office:value="0.850493">
                <text:p>0.85049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84701">
                <text:p>0.5847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25017">
                <text:p>-0.025017</text:p>
              </table:table-cell>
              <table:table-cell office:value-type="float" office:value="0.5427">
                <text:p>0.542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3374">
                <text:p>0.603374</text:p>
              </table:table-cell>
              <table:table-cell office:value-type="float" office:value="0.857528">
                <text:p>0.85752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35766">
                <text:p>0.6357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66674">
                <text:p>-0.566674</text:p>
              </table:table-cell>
              <table:table-cell office:value-type="float" office:value="0.588105">
                <text:p>0.588105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2704">
                <text:p>0.7270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572833">
                <text:p>0.5728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85556">
                <text:p>-0.185556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0131">
                <text:p>0.7013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09641">
                <text:p>0.60964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76248">
                <text:p>0.276248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5291">
                <text:p>0.7529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86792">
                <text:p>0.6867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5063">
                <text:p>0.155063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51554">
                <text:p>0.651554</text:p>
              </table:table-cell>
              <table:table-cell office:value-type="float" office:value="0.857528">
                <text:p>0.85752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90212">
                <text:p>0.6902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68067">
                <text:p>0.268067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52398">
                <text:p>0.75239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711734">
                <text:p>0.7117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69564">
                <text:p>0.069564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658076">
                <text:p>0.65807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682451">
                <text:p>0.68245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8346">
                <text:p>0.38346</text:p>
              </table:table-cell>
              <table:table-cell office:value-type="float" office:value="0.60079">
                <text:p>0.60079</text:p>
              </table:table-cell>
              <table:table-cell office:value-type="float" office:value="0.60079">
                <text:p>0.60079</text:p>
              </table:table-cell>
              <table:table-cell office:value-type="float" office:value="0.759947">
                <text:p>0.7599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749839">
                <text:p>0.7498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12932">
                <text:p>-0.12932</text:p>
              </table:table-cell>
              <table:table-cell office:value-type="float" office:value="0.60079">
                <text:p>0.60079</text:p>
              </table:table-cell>
              <table:table-cell office:value-type="float" office:value="0.675992">
                <text:p>0.67599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715977">
                <text:p>0.71597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56682">
                <text:p>0.256682</text:p>
              </table:table-cell>
              <table:table-cell office:value-type="float" office:value="0.596249">
                <text:p>0.596249</text:p>
              </table:table-cell>
              <table:table-cell office:value-type="float" office:value="0.728472">
                <text:p>0.72847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759371">
                <text:p>0.7593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50974">
                <text:p>0.150974</text:p>
              </table:table-cell>
              <table:table-cell office:value-type="float" office:value="0.598598">
                <text:p>0.598598</text:p>
              </table:table-cell>
              <table:table-cell office:value-type="float" office:value="0.607291">
                <text:p>0.607291</text:p>
              </table:table-cell>
              <table:table-cell office:value-type="float" office:value="0.856176">
                <text:p>0.85617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736644">
                <text:p>0.7366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51166">
                <text:p>0.151166</text:p>
              </table:table-cell>
              <table:table-cell office:value-type="float" office:value="0.60079">
                <text:p>0.60079</text:p>
              </table:table-cell>
              <table:table-cell office:value-type="float" office:value="0.82764">
                <text:p>0.8276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75919">
                <text:p>0.759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20105">
                <text:p>0.520105</text:p>
              </table:table-cell>
              <table:table-cell office:value-type="float" office:value="0.70131">
                <text:p>0.7013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09262">
                <text:p>0.8092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60447">
                <text:p>0.560447</text:p>
              </table:table-cell>
              <table:table-cell office:value-type="float" office:value="0.727121">
                <text:p>0.72712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15877">
                <text:p>0.815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7881">
                <text:p>0.557881</text:p>
              </table:table-cell>
              <table:table-cell office:value-type="float" office:value="0.807278">
                <text:p>0.8072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23636">
                <text:p>0.8236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50184">
                <text:p>0.550184</text:p>
              </table:table-cell>
              <table:table-cell office:value-type="float" office:value="0.652412">
                <text:p>0.65241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0738">
                <text:p>0.807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8796">
                <text:p>0.58796</text:p>
              </table:table-cell>
              <table:table-cell office:value-type="float" office:value="0.625318">
                <text:p>0.62531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08448">
                <text:p>0.80844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55316">
                <text:p>0.555316</text:p>
              </table:table-cell>
              <table:table-cell office:value-type="float" office:value="0.807278">
                <text:p>0.8072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2338">
                <text:p>0.823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7203">
                <text:p>0.63720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6731">
                <text:p>0.836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52484">
                <text:p>0.55248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28259">
                <text:p>0.8282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26593">
                <text:p>0.72659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567">
                <text:p>0.845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0669">
                <text:p>0.7066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368">
                <text:p>0.843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35669">
                <text:p>0.43566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16577">
                <text:p>0.81657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35669">
                <text:p>0.43566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16577">
                <text:p>0.81657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54261">
                <text:p>0.75426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8437">
                <text:p>0.8484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10602">
                <text:p>0.61060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4071">
                <text:p>0.8340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34978">
                <text:p>0.8349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6508">
                <text:p>0.8565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2002">
                <text:p>0.8200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5013">
                <text:p>0.85501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8114">
                <text:p>0.7811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1125">
                <text:p>0.8511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73011">
                <text:p>0.6730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0312">
                <text:p>0.8403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36409">
                <text:p>0.83640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6651">
                <text:p>0.85665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31872">
                <text:p>0.63187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6198">
                <text:p>0.83619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51608">
                <text:p>0.75160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8171">
                <text:p>0.8481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06857">
                <text:p>0.60685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51202">
                <text:p>0.75120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8131">
                <text:p>0.84813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27279">
                <text:p>0.72727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5738">
                <text:p>0.845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49367">
                <text:p>0.64936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7947">
                <text:p>0.8379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17356">
                <text:p>0.8173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4746">
                <text:p>0.85474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4978">
                <text:p>0.8349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6508">
                <text:p>0.8565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3011">
                <text:p>0.6730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0312">
                <text:p>0.8403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082">
                <text:p>0.8008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3093">
                <text:p>0.85309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27252">
                <text:p>0.72725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5736">
                <text:p>0.84573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836409">
                <text:p>0.83640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6651">
                <text:p>0.8566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73011">
                <text:p>0.6730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0312">
                <text:p>0.84031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834978">
                <text:p>0.83497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6508">
                <text:p>0.8565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03762">
                <text:p>0.70376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3387">
                <text:p>0.84338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817762">
                <text:p>0.81776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4787">
                <text:p>0.85478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70256">
                <text:p>0.7702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0036">
                <text:p>0.85003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57528">
                <text:p>0.85752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763">
                <text:p>0.85876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2522">
                <text:p>0.7252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5533">
                <text:p>0.8455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817356">
                <text:p>0.8173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4746">
                <text:p>0.85474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51202">
                <text:p>0.75120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8131">
                <text:p>0.84813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89921">
                <text:p>0.58992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2003">
                <text:p>0.8320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84864">
                <text:p>0.68486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1497">
                <text:p>0.84149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10064">
                <text:p>0.71006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4017">
                <text:p>0.84401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73011">
                <text:p>0.6730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0312">
                <text:p>0.84031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51202">
                <text:p>0.75120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8131">
                <text:p>0.84813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817762">
                <text:p>0.81776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4787">
                <text:p>0.8547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79276">
                <text:p>0.77927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0938">
                <text:p>0.85093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31872">
                <text:p>0.63187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6198">
                <text:p>0.8361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92563">
                <text:p>0.79256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67">
                <text:p>0.8522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91232">
                <text:p>0.79123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134">
                <text:p>0.8521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9901">
                <text:p>0.789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001">
                <text:p>0.85200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13204">
                <text:p>0.71320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4331">
                <text:p>0.8443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86086">
                <text:p>0.78608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1619">
                <text:p>0.85161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73011">
                <text:p>0.6730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0312">
                <text:p>0.84031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35877">
                <text:p>0.83587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6598">
                <text:p>0.85659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74368">
                <text:p>0.77436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0447">
                <text:p>0.85044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69539">
                <text:p>0.76953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49964">
                <text:p>0.8499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06522">
                <text:p>0.60652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33663">
                <text:p>0.83366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2285">
                <text:p>0.85228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89601">
                <text:p>0.7896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1971">
                <text:p>0.8519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17356">
                <text:p>0.8173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3019">
                <text:p>0.863019</text:p>
              </table:table-cell>
              <table:table-cell office:value-type="float" office:value="0.900082">
                <text:p>0.900082</text:p>
              </table:table-cell>
              <table:table-cell office:value-type="float" office:value="0.855158">
                <text:p>0.85515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3019">
                <text:p>0.863019</text:p>
              </table:table-cell>
              <table:table-cell office:value-type="float" office:value="0.900082">
                <text:p>0.900082</text:p>
              </table:table-cell>
              <table:table-cell office:value-type="float" office:value="0.859312">
                <text:p>0.85931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01654">
                <text:p>0.80165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855235">
                <text:p>0.85523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19068">
                <text:p>0.51906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5373">
                <text:p>0.875373</text:p>
              </table:table-cell>
              <table:table-cell office:value-type="float" office:value="0.900082">
                <text:p>0.900082</text:p>
              </table:table-cell>
              <table:table-cell office:value-type="float" office:value="0.826565">
                <text:p>0.82656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02305">
                <text:p>0.70230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3609">
                <text:p>0.883609</text:p>
              </table:table-cell>
              <table:table-cell office:value-type="float" office:value="0.900082">
                <text:p>0.900082</text:p>
              </table:table-cell>
              <table:table-cell office:value-type="float" office:value="0.845712">
                <text:p>0.8457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97665">
                <text:p>0.59766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1255">
                <text:p>0.87125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38131">
                <text:p>0.83813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99652">
                <text:p>0.69965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1845">
                <text:p>0.89184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0388">
                <text:p>0.85038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66472">
                <text:p>0.66647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1845">
                <text:p>0.89184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1188">
                <text:p>0.85118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26656">
                <text:p>0.6266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2149">
                <text:p>0.85214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56833">
                <text:p>0.456833</text:p>
              </table:table-cell>
              <table:table-cell office:value-type="float" office:value="0.821174">
                <text:p>0.82117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1255">
                <text:p>0.87125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32629">
                <text:p>0.83262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1671">
                <text:p>0.5167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47624">
                <text:p>0.74762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7137">
                <text:p>0.86713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9187">
                <text:p>0.8691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94249">
                <text:p>0.59424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3019">
                <text:p>0.86301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3438">
                <text:p>0.85343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37262">
                <text:p>0.337262</text:p>
              </table:table-cell>
              <table:table-cell office:value-type="float" office:value="0.83074">
                <text:p>0.8307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27394">
                <text:p>0.82739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33798">
                <text:p>0.533798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1099">
                <text:p>0.8510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71657">
                <text:p>0.47165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7137">
                <text:p>0.86713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159">
                <text:p>0.8415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43361">
                <text:p>0.343361</text:p>
              </table:table-cell>
              <table:table-cell office:value-type="float" office:value="0.762186">
                <text:p>0.76218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3609">
                <text:p>0.88360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16618">
                <text:p>0.81661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90765">
                <text:p>0.490765</text:p>
              </table:table-cell>
              <table:table-cell office:value-type="float" office:value="0.725791">
                <text:p>0.72579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1845">
                <text:p>0.89184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24425">
                <text:p>0.82442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1781">
                <text:p>0.51178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1845">
                <text:p>0.89184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3956">
                <text:p>0.84395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41723">
                <text:p>0.54172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3655">
                <text:p>0.84365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45005">
                <text:p>0.445005</text:p>
              </table:table-cell>
              <table:table-cell office:value-type="float" office:value="0.822505">
                <text:p>0.82250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3609">
                <text:p>0.88360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28697">
                <text:p>0.8286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33525">
                <text:p>0.433525</text:p>
              </table:table-cell>
              <table:table-cell office:value-type="float" office:value="0.78611">
                <text:p>0.7861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23497">
                <text:p>0.82349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46546">
                <text:p>0.346546</text:p>
              </table:table-cell>
              <table:table-cell office:value-type="float" office:value="0.759345">
                <text:p>0.75934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12947">
                <text:p>0.81294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6824">
                <text:p>0.3682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1845">
                <text:p>0.89184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25483">
                <text:p>0.82548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53574">
                <text:p>0.75357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5964">
                <text:p>0.895964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8547">
                <text:p>0.86854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267">
                <text:p>0.7826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5964">
                <text:p>0.895964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7338">
                <text:p>0.86733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5373">
                <text:p>0.87537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6166">
                <text:p>0.7616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7137">
                <text:p>0.86713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6473">
                <text:p>0.86647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03204">
                <text:p>0.80320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2686">
                <text:p>0.87268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7432">
                <text:p>0.87743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5964">
                <text:p>0.895964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4961">
                <text:p>0.87496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92747">
                <text:p>0.79274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3609">
                <text:p>0.88360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1229">
                <text:p>0.87122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66275">
                <text:p>0.66627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5964">
                <text:p>0.895964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9817">
                <text:p>0.85981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00655">
                <text:p>0.70065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1608">
                <text:p>0.86160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22505">
                <text:p>0.822505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3793">
                <text:p>0.8737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3019">
                <text:p>0.86301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9903">
                <text:p>0.8799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37051">
                <text:p>0.73705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7306">
                <text:p>0.86730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24361">
                <text:p>0.82436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5373">
                <text:p>0.875373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7684">
                <text:p>0.87768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03204">
                <text:p>0.80320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67137">
                <text:p>0.86713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4745">
                <text:p>0.87474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49087">
                <text:p>0.64908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5964">
                <text:p>0.895964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2216">
                <text:p>0.86221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11054">
                <text:p>0.81105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7589">
                <text:p>0.87758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48299">
                <text:p>0.74829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1845">
                <text:p>0.89184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1726">
                <text:p>0.87172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39341">
                <text:p>0.639341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3609">
                <text:p>0.88360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64124">
                <text:p>0.86412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31799">
                <text:p>0.731799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5017">
                <text:p>0.87501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42043">
                <text:p>0.742043</text:p>
              </table:table-cell>
              <table:table-cell office:value-type="float" office:value="0.858901">
                <text:p>0.858901</text:p>
              </table:table-cell>
              <table:table-cell office:value-type="float" office:value="0.863019">
                <text:p>0.863019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76453">
                <text:p>0.87645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7456">
                <text:p>0.7974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83642">
                <text:p>0.88364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93034">
                <text:p>0.49303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9905">
                <text:p>0.84990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70811">
                <text:p>0.570811</text:p>
              </table:table-cell>
              <table:table-cell office:value-type="float" office:value="0.813442">
                <text:p>0.813442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95964">
                <text:p>0.895964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9843">
                <text:p>0.8498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0743">
                <text:p>0.60743</text:p>
              </table:table-cell>
              <table:table-cell office:value-type="float" office:value="0.706927">
                <text:p>0.70692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43265">
                <text:p>0.84326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1369">
                <text:p>0.41369</text:p>
              </table:table-cell>
              <table:table-cell office:value-type="float" office:value="0.624833">
                <text:p>0.624833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14446">
                <text:p>0.81444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7142">
                <text:p>0.57142</text:p>
              </table:table-cell>
              <table:table-cell office:value-type="float" office:value="0.61967">
                <text:p>0.61967</text:p>
              </table:table-cell>
              <table:table-cell office:value-type="float" office:value="0.811054">
                <text:p>0.811054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87727">
                <text:p>0.887727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208">
                <text:p>0.820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8805">
                <text:p>0.58805</text:p>
              </table:table-cell>
              <table:table-cell office:value-type="float" office:value="0.61967">
                <text:p>0.61967</text:p>
              </table:table-cell>
              <table:table-cell office:value-type="float" office:value="0.61967">
                <text:p>0.61967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9491">
                <text:p>0.87949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02501">
                <text:p>0.80250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99623">
                <text:p>0.599623</text:p>
              </table:table-cell>
              <table:table-cell office:value-type="float" office:value="0.667516">
                <text:p>0.66751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38543">
                <text:p>0.83854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76143">
                <text:p>0.576143</text:p>
              </table:table-cell>
              <table:table-cell office:value-type="float" office:value="0.691439">
                <text:p>0.691439</text:p>
              </table:table-cell>
              <table:table-cell office:value-type="float" office:value="0.858901">
                <text:p>0.858901</text:p>
              </table:table-cell>
              <table:table-cell office:value-type="float" office:value="0.871255">
                <text:p>0.871255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39823">
                <text:p>0.83982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35956">
                <text:p>0.535956</text:p>
              </table:table-cell>
              <table:table-cell office:value-type="float" office:value="0.858901">
                <text:p>0.858901</text:p>
              </table:table-cell>
              <table:table-cell office:value-type="float" office:value="0.858901">
                <text:p>0.858901</text:p>
              </table:table-cell>
              <table:table-cell office:value-type="float" office:value="0.875373">
                <text:p>0.875373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900082">
                <text:p>0.900082</text:p>
              </table:table-cell>
              <table:table-cell office:value-type="float" office:value="0.852962">
                <text:p>0.85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